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1"/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number-columns-repeated="2" table:default-cell-style-name="ce47"/>
        <table:table-column table:style-name="co5" table:default-cell-style-name="ce10"/>
        <table:table-column table:style-name="co6" table:default-cell-style-name="ce47"/>
        <table:table-column table:style-name="co2" table:default-cell-style-name="ce47"/>
        <table:table-column table:style-name="co3" table:default-cell-style-name="ce47"/>
        <table:table-column table:style-name="co4" table:number-columns-repeated="2" table:default-cell-style-name="ce47"/>
        <table:table-column table:style-name="co2" table:default-cell-style-name="ce10"/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2" calcext:value-type="percentage">
            <text:p>12,00%</text:p>
          </table:table-cell>
          <table:table-cell table:number-columns-repeated="2"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Australian_1</text:p>
          </table:table-cell>
          <table:table-cell office:value-type="percentage" office:value="0.2918" calcext:value-type="percentage">
            <text:p>29,18%</text:p>
          </table:table-cell>
          <table:table-cell table:number-columns-repeated="3" office:value-type="percentage" office:value="0.1783" calcext:value-type="percentage">
            <text:p>17,83%</text:p>
          </table:table-cell>
          <table:table-cell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1633" calcext:value-type="percentage">
            <text:p>16,33%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Australian_2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1826" calcext:value-type="percentage">
            <text:p>18,26%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1609" calcext:value-type="percentage">
            <text:p>16,09%</text:p>
          </table:table-cell>
          <table:table-cell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Australian_3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594" calcext:value-type="percentage">
            <text:p>15,94%</text:p>
          </table:table-cell>
          <table:table-cell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5233" calcext:value-type="percentage">
            <text:p>52,33%</text:p>
          </table:table-cell>
          <table:table-cell office:value-type="percentage" office:value="0.4" calcext:value-type="percentage">
            <text:p>40,00%</text:p>
          </table:table-cell>
          <table:table-cell table:number-columns-repeated="2" office:value-type="percentage" office:value="0.42" calcext:value-type="percentage">
            <text:p>42,00%</text:p>
          </table:table-cell>
          <table:table-cell/>
          <table:table-cell office:value-type="string" calcext:value-type="string">
            <text:p>Australian_4</text:p>
          </table:table-cell>
          <table:table-cell office:value-type="percentage" office:value="0.3623" calcext:value-type="percentage">
            <text:p>36,23%</text:p>
          </table:table-cell>
          <table:table-cell office:value-type="percentage" office:value="0.1464" calcext:value-type="percentage">
            <text:p>14,64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333" calcext:value-type="percentage">
            <text:p>13,33%</text:p>
          </table:table-cell>
          <table:table-cell/>
        </table:table-row>
        <table:table-row table:style-name="ro1">
          <table:table-cell office:value-type="string" calcext:value-type="string">
            <text:p>Appendicitis_5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5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725" calcext:value-type="percentage">
            <text:p>17,25%</text:p>
          </table:table-cell>
          <table:table-cell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Australian_6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113" calcext:value-type="percentage">
            <text:p>11,30%</text:p>
          </table:table-cell>
          <table:table-cell table:number-columns-repeated="2" office:value-type="percentage" office:value="0.1145" calcext:value-type="percentage">
            <text:p>11,45%</text:p>
          </table:table-cell>
          <table:table-cell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18" calcext:value-type="percentage">
            <text:p>18,00%</text:p>
          </table:table-cell>
          <table:table-cell table:number-columns-repeated="2" office:value-type="percentage" office:value="0.19" calcext:value-type="percentage">
            <text:p>19,00%</text:p>
          </table:table-cell>
          <table:table-cell/>
          <table:table-cell office:value-type="string" calcext:value-type="string">
            <text:p>Australian_7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91" calcext:value-type="percentage">
            <text:p>13,91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Australian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87" calcext:value-type="percentage">
            <text:p>10,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3633" calcext:value-type="percentage">
            <text:p>36,33%</text:p>
          </table:table-cell>
          <table:table-cell office:value-type="percentage" office:value="0.29" calcext:value-type="percentage">
            <text:p>29,00%</text:p>
          </table:table-cell>
          <table:table-cell table:number-columns-repeated="2"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Australian_9</text:p>
          </table:table-cell>
          <table:table-cell office:value-type="percentage" office:value="0.3439" calcext:value-type="percentage">
            <text:p>34,39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797" calcext:value-type="percentage">
            <text:p>17,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02" calcext:value-type="percentage">
            <text:p>2,00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10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13" calcext:value-type="percentage">
            <text:p>11,3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:.B11])" office:value-type="percentage" office:value="0.23765" calcext:value-type="percentage">
            <text:p>23,77%</text:p>
          </table:table-cell>
          <table:table-cell table:style-name="ce48" table:formula="of:=AVERAGE([.C2:.C11])" office:value-type="percentage" office:value="0.156" calcext:value-type="percentage">
            <text:p>15,60%</text:p>
          </table:table-cell>
          <table:table-cell table:style-name="ce48" table:formula="of:=AVERAGE([.D2:.D11])" office:value-type="percentage" office:value="0.154" calcext:value-type="percentage">
            <text:p>15,40%</text:p>
          </table:table-cell>
          <table:table-cell table:style-name="ce48" table:formula="of:=AVERAGE([.E2:.E11])" office:value-type="percentage" office:value="0.162" calcext:value-type="percentage">
            <text:p>16,20%</text:p>
          </table:table-cell>
          <table:table-cell/>
          <table:table-cell table:style-name="ce48"/>
          <table:table-cell table:style-name="ce48" table:formula="of:=AVERAGE([.H2:.H11])" office:value-type="percentage" office:value="0.36699" calcext:value-type="percentage">
            <text:p>36,70%</text:p>
          </table:table-cell>
          <table:table-cell table:style-name="ce48" table:formula="of:=AVERAGE([.I2:.I11])" office:value-type="percentage" office:value="0.14801" calcext:value-type="percentage">
            <text:p>14,80%</text:p>
          </table:table-cell>
          <table:table-cell table:style-name="ce48" table:formula="of:=AVERAGE([.J2:.J11])" office:value-type="percentage" office:value="0.14536" calcext:value-type="percentage">
            <text:p>14,54%</text:p>
          </table:table-cell>
          <table:table-cell table:style-name="ce48" table:formula="of:=AVERAGE([.K2:.K11])" office:value-type="percentage" office:value="0.15315" calcext:value-type="percentage">
            <text:p>15,31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472" calcext:value-type="percentage">
            <text:p>44,72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639" calcext:value-type="percentage">
            <text:p>46,39%</text:p>
          </table:table-cell>
          <table:table-cell/>
          <table:table-cell office:value-type="string" calcext:value-type="string">
            <text:p>Circular_1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55" calcext:value-type="percentage">
            <text:p>15,50%</text:p>
          </table:table-cell>
          <table:table-cell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325" calcext:value-type="percentage">
            <text:p>32,50%</text:p>
          </table:table-cell>
          <table:table-cell/>
          <table:table-cell office:value-type="string" calcext:value-type="string">
            <text:p>Circular_2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93" calcext:value-type="percentage">
            <text:p>9,30%</text:p>
          </table:table-cell>
          <table:table-cell office:value-type="percentage" office:value="0.095" calcext:value-type="percentage">
            <text:p>9,50%</text:p>
          </table:table-cell>
          <table:table-cell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556" calcext:value-type="percentage">
            <text:p>35,56%</text:p>
          </table:table-cell>
          <table:table-cell/>
          <table:table-cell office:value-type="string" calcext:value-type="string">
            <text:p>Circular_3</text:p>
          </table:table-cell>
          <table:table-cell office:value-type="percentage" office:value="0.017" calcext:value-type="percentage">
            <text:p>1,7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093" calcext:value-type="percentage">
            <text:p>9,30%</text:p>
          </table:table-cell>
          <table:table-cell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2" office:value-type="percentage" office:value="0.3444" calcext:value-type="percentage">
            <text:p>34,44%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806" calcext:value-type="percentage">
            <text:p>38,06%</text:p>
          </table:table-cell>
          <table:table-cell/>
          <table:table-cell office:value-type="string" calcext:value-type="string">
            <text:p>Circular_4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11" calcext:value-type="percentage">
            <text:p>11,00%</text:p>
          </table:table-cell>
          <table:table-cell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Circular_5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71" calcext:value-type="percentage">
            <text:p>17,10%</text:p>
          </table:table-cell>
          <table:table-cell office:value-type="percentage" office:value="0.114" calcext:value-type="percentage">
            <text:p>11,40%</text:p>
          </table:table-cell>
          <table:table-cell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4084" calcext:value-type="percentage">
            <text:p>40,84%</text:p>
          </table:table-cell>
          <table:table-cell office:value-type="percentage" office:value="0.4028" calcext:value-type="percentage">
            <text:p>40,28%</text:p>
          </table:table-cell>
          <table:table-cell/>
          <table:table-cell office:value-type="string" calcext:value-type="string">
            <text:p>Circular_6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73" calcext:value-type="percentage">
            <text:p>7,30%</text:p>
          </table:table-cell>
          <table:table-cell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3084" calcext:value-type="percentage">
            <text:p>30,84%</text:p>
          </table:table-cell>
          <table:table-cell/>
          <table:table-cell office:value-type="string" calcext:value-type="string">
            <text:p>Circular_7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121" calcext:value-type="percentage">
            <text:p>12,10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3028" calcext:value-type="percentage">
            <text:p>30,28%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639" calcext:value-type="percentage">
            <text:p>26,39%</text:p>
          </table:table-cell>
          <table:table-cell/>
          <table:table-cell office:value-type="string" calcext:value-type="string">
            <text:p>Circular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114" calcext:value-type="percentage">
            <text:p>11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4398" calcext:value-type="percentage">
            <text:p>43,98%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889" calcext:value-type="percentage">
            <text:p>38,8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ircular_9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028" calcext:value-type="percentage">
            <text:p>30,28%</text:p>
          </table:table-cell>
          <table:table-cell office:value-type="percentage" office:value="0.3972" calcext:value-type="percentage">
            <text:p>39,72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2"/>
          <table:table-cell office:value-type="string" calcext:value-type="string">
            <text:p>Circular_10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102" calcext:value-type="percentage">
            <text:p>10,2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4:.B23])" office:value-type="percentage" office:value="0.35343" calcext:value-type="percentage">
            <text:p>35,34%</text:p>
          </table:table-cell>
          <table:table-cell table:style-name="ce48" table:formula="of:=AVERAGE([.C14:.C23])" office:value-type="percentage" office:value="0.36833" calcext:value-type="percentage">
            <text:p>36,83%</text:p>
          </table:table-cell>
          <table:table-cell table:style-name="ce48" table:formula="of:=AVERAGE([.D14:.D23])" office:value-type="percentage" office:value="0.35362" calcext:value-type="percentage">
            <text:p>35,36%</text:p>
          </table:table-cell>
          <table:table-cell table:style-name="ce48" table:formula="of:=AVERAGE([.E14:.E23])" office:value-type="percentage" office:value="0.356275" calcext:value-type="percentage">
            <text:p>35,63%</text:p>
          </table:table-cell>
          <table:table-cell/>
          <table:table-cell table:style-name="ce48"/>
          <table:table-cell table:style-name="ce48" table:formula="of:=AVERAGE([.H14:.H23])" office:value-type="percentage" office:value="0.05479" calcext:value-type="percentage">
            <text:p>5,48%</text:p>
          </table:table-cell>
          <table:table-cell table:style-name="ce48" table:formula="of:=AVERAGE([.I14:.I23])" office:value-type="percentage" office:value="0.09561" calcext:value-type="percentage">
            <text:p>9,56%</text:p>
          </table:table-cell>
          <table:table-cell table:style-name="ce48" table:formula="of:=AVERAGE([.J14:.J23])" office:value-type="percentage" office:value="0.1122" calcext:value-type="percentage">
            <text:p>11,22%</text:p>
          </table:table-cell>
          <table:table-cell table:style-name="ce48" table:formula="of:=AVERAGE([.K14:.K23])" office:value-type="percentage" office:value="0.106666666666667" calcext:value-type="percentage">
            <text:p>10,67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4448" calcext:value-type="percentage">
            <text:p>44,48%</text:p>
          </table:table-cell>
          <table:table-cell office:value-type="percentage" office:value="0.4621" calcext:value-type="percentage">
            <text:p>46,21%</text:p>
          </table:table-cell>
          <table:table-cell office:value-type="percentage" office:value="0.5034" calcext:value-type="percentage">
            <text:p>50,34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3543" calcext:value-type="percentage">
            <text:p>35,43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371" calcext:value-type="percentage">
            <text:p>23,71%</text:p>
          </table:table-cell>
          <table:table-cell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569" calcext:value-type="percentage">
            <text:p>56,90%</text:p>
          </table:table-cell>
          <table:table-cell office:value-type="percentage" office:value="0.5759" calcext:value-type="percentage">
            <text:p>57,59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3914" calcext:value-type="percentage">
            <text:p>39,14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8" calcext:value-type="percentage">
            <text:p>28,00%</text:p>
          </table:table-cell>
          <table:table-cell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161" calcext:value-type="percentage">
            <text:p>61,61%</text:p>
          </table:table-cell>
          <table:table-cell office:value-type="percentage" office:value="0.5379" calcext:value-type="percentage">
            <text:p>53,79%</text:p>
          </table:table-cell>
          <table:table-cell office:value-type="percentage" office:value="0.5793" calcext:value-type="percentage">
            <text:p>57,93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2714" calcext:value-type="percentage">
            <text:p>27,14%</text:p>
          </table:table-cell>
          <table:table-cell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103" calcext:value-type="percentage">
            <text:p>51,03%</text:p>
          </table:table-cell>
          <table:table-cell table:number-columns-repeated="2" office:value-type="percentage" office:value="0.5276" calcext:value-type="percentage">
            <text:p>52,76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3143" calcext:value-type="percentage">
            <text:p>31,43%</text:p>
          </table:table-cell>
          <table:table-cell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percentage" office:value="0.3897" calcext:value-type="percentage">
            <text:p>38,97%</text:p>
          </table:table-cell>
          <table:table-cell office:value-type="percentage" office:value="0.3759" calcext:value-type="percentage">
            <text:p>37,59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6" calcext:value-type="percentage">
            <text:p>26,00%</text:p>
          </table:table-cell>
          <table:table-cell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5011" calcext:value-type="percentage">
            <text:p>50,11%</text:p>
          </table:table-cell>
          <table:table-cell table:number-columns-repeated="2" office:value-type="percentage" office:value="0.5069" calcext:value-type="percentage">
            <text:p>50,69%</text:p>
          </table:table-cell>
          <table:table-cell office:value-type="percentage" office:value="0.4897" calcext:value-type="percentage">
            <text:p>48,97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514" calcext:value-type="percentage">
            <text:p>35,14%</text:p>
          </table:table-cell>
          <table:table-cell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828" calcext:value-type="percentage">
            <text:p>38,28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028" calcext:value-type="percentage">
            <text:p>30,28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4966" calcext:value-type="percentage">
            <text:p>49,66%</text:p>
          </table:table-cell>
          <table:table-cell office:value-type="percentage" office:value="0.5172" calcext:value-type="percentage">
            <text:p>51,7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3743" calcext:value-type="percentage">
            <text:p>37,43%</text:p>
          </table:table-cell>
          <table:table-cell office:value-type="percentage" office:value="0.2229" calcext:value-type="percentage">
            <text:p>22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425" calcext:value-type="percentage">
            <text:p>54,25%</text:p>
          </table:table-cell>
          <table:table-cell table:number-columns-repeated="2" office:value-type="percentage" office:value="0.5138" calcext:value-type="percentage">
            <text:p>51,38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2429" calcext:value-type="percentage">
            <text:p>2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2552" calcext:value-type="percentage">
            <text:p>25,52%</text:p>
          </table:table-cell>
          <table:table-cell office:value-type="percentage" office:value="0.2379" calcext:value-type="percentage">
            <text:p>23,79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2171" calcext:value-type="percentage">
            <text:p>21,71%</text:p>
          </table:table-cell>
          <table:table-cell office:value-type="percentage" office:value="0.4171" calcext:value-type="percentage">
            <text:p>41,71%</text:p>
          </table:table-cell>
          <table:table-cell office:value-type="percentage" office:value="0.3514" calcext:value-type="percentage">
            <text:p>35,14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7:.B36])" office:value-type="percentage" office:value="0.52402" calcext:value-type="percentage">
            <text:p>52,40%</text:p>
          </table:table-cell>
          <table:table-cell table:style-name="ce48" table:formula="of:=AVERAGE([.C27:.C36])" office:value-type="percentage" office:value="0.45173" calcext:value-type="percentage">
            <text:p>45,17%</text:p>
          </table:table-cell>
          <table:table-cell table:style-name="ce48" table:formula="of:=AVERAGE([.D27:.D36])" office:value-type="percentage" office:value="0.46725" calcext:value-type="percentage">
            <text:p>46,73%</text:p>
          </table:table-cell>
          <table:table-cell table:style-name="ce48" table:formula="of:=AVERAGE([.E27:.E36])" office:value-type="percentage" office:value="0.485728571428571" calcext:value-type="percentage">
            <text:p>48,57%</text:p>
          </table:table-cell>
          <table:table-cell/>
          <table:table-cell table:style-name="ce48"/>
          <table:table-cell table:style-name="ce48" table:formula="of:=AVERAGE([.H27:.H36])" office:value-type="percentage" office:value="0.2178" calcext:value-type="percentage">
            <text:p>21,78%</text:p>
          </table:table-cell>
          <table:table-cell table:style-name="ce48" table:formula="of:=AVERAGE([.I27:.I36])" office:value-type="percentage" office:value="0.36628" calcext:value-type="percentage">
            <text:p>36,63%</text:p>
          </table:table-cell>
          <table:table-cell table:style-name="ce48" table:formula="of:=AVERAGE([.J27:.J36])" office:value-type="percentage" office:value="0.294" calcext:value-type="percentage">
            <text:p>29,40%</text:p>
          </table:table-cell>
          <table:table-cell table:style-name="ce48" table:formula="of:=AVERAGE([.K27:.K36])" office:value-type="percentage" office:value="0.2857" calcext:value-type="percentage">
            <text:p>28,57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5838" calcext:value-type="percentage">
            <text:p>58,38%</text:p>
          </table:table-cell>
          <table:table-cell office:value-type="percentage" office:value="0.6121" calcext:value-type="percentage">
            <text:p>61,21%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Fert_1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" calcext:value-type="percentage">
            <text:p>9,00%</text:p>
          </table:table-cell>
          <table:table-cell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5636" calcext:value-type="percentage">
            <text:p>56,36%</text:p>
          </table:table-cell>
          <table:table-cell office:value-type="percentage" office:value="0.4515" calcext:value-type="percentage">
            <text:p>45,15%</text:p>
          </table:table-cell>
          <table:table-cell office:value-type="percentage" office:value="0.4394" calcext:value-type="percentage">
            <text:p>43,94%</text:p>
          </table:table-cell>
          <table:table-cell/>
          <table:table-cell office:value-type="string" calcext:value-type="string">
            <text:p>Fert_2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5162" calcext:value-type="percentage">
            <text:p>51,62%</text:p>
          </table:table-cell>
          <table:table-cell office:value-type="percentage" office:value="0.6212" calcext:value-type="percentage">
            <text:p>62,12%</text:p>
          </table:table-cell>
          <table:table-cell office:value-type="percentage" office:value="0.3909" calcext:value-type="percentage">
            <text:p>39,09%</text:p>
          </table:table-cell>
          <table:table-cell office:value-type="percentage" office:value="0.3727" calcext:value-type="percentage">
            <text:p>37,27%</text:p>
          </table:table-cell>
          <table:table-cell/>
          <table:table-cell office:value-type="string" calcext:value-type="string">
            <text:p>Fert_3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" calcext:value-type="percentage">
            <text:p>24,00%</text:p>
          </table:table-cell>
          <table:table-cell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5495" calcext:value-type="percentage">
            <text:p>54,95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879" calcext:value-type="percentage">
            <text:p>48,79%</text:p>
          </table:table-cell>
          <table:table-cell office:value-type="percentage" office:value="0.5121" calcext:value-type="percentage">
            <text:p>51,21%</text:p>
          </table:table-cell>
          <table:table-cell/>
          <table:table-cell office:value-type="string" calcext:value-type="string">
            <text:p>Fert_4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1" calcext:value-type="percentage">
            <text:p>21,00%</text:p>
          </table:table-cell>
          <table:table-cell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5848" calcext:value-type="percentage">
            <text:p>58,48%</text:p>
          </table:table-cell>
          <table:table-cell table:number-columns-repeated="2" office:value-type="percentage" office:value="0.5212" calcext:value-type="percentage">
            <text:p>52,1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Fert_5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5788" calcext:value-type="percentage">
            <text:p>57,88%</text:p>
          </table:table-cell>
          <table:table-cell office:value-type="percentage" office:value="0.6424" calcext:value-type="percentage">
            <text:p>64,24%</text:p>
          </table:table-cell>
          <table:table-cell office:value-type="percentage" office:value="0.5879" calcext:value-type="percentage">
            <text:p>58,79%</text:p>
          </table:table-cell>
          <table:table-cell office:value-type="percentage" office:value="0.594" calcext:value-type="percentage">
            <text:p>59,40%</text:p>
          </table:table-cell>
          <table:table-cell/>
          <table:table-cell office:value-type="string" calcext:value-type="string">
            <text:p>Fert_6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4455" calcext:value-type="percentage">
            <text:p>44,55%</text:p>
          </table:table-cell>
          <table:table-cell office:value-type="percentage" office:value="0.4242" calcext:value-type="percentage">
            <text:p>42,42%</text:p>
          </table:table-cell>
          <table:table-cell office:value-type="percentage" office:value="0.4181" calcext:value-type="percentage">
            <text:p>41,81%</text:p>
          </table:table-cell>
          <table:table-cell/>
          <table:table-cell office:value-type="string" calcext:value-type="string">
            <text:p>Fert_7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6313" calcext:value-type="percentage">
            <text:p>63,13%</text:p>
          </table:table-cell>
          <table:table-cell office:value-type="percentage" office:value="0.5758" calcext:value-type="percentage">
            <text:p>57,58%</text:p>
          </table:table-cell>
          <table:table-cell office:value-type="percentage" office:value="0.4485" calcext:value-type="percentage">
            <text:p>44,8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ert_8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8" calcext:value-type="percentage">
            <text:p>28,00%</text:p>
          </table:table-cell>
          <table:table-cell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818" calcext:value-type="percentage">
            <text:p>48,18%</text:p>
          </table:table-cell>
          <table:table-cell table:number-columns-repeated="2"/>
          <table:table-cell office:value-type="string" calcext:value-type="string">
            <text:p>Fert_9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7" calcext:value-type="percentage">
            <text:p>27,00%</text:p>
          </table:table-cell>
          <table:table-cell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455" calcext:value-type="percentage">
            <text:p>54,55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2"/>
          <table:table-cell office:value-type="string" calcext:value-type="string">
            <text:p>Fert_10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7" calcext:value-type="percentage">
            <text:p>17,0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40:.B49])" office:value-type="percentage" office:value="0.55808" calcext:value-type="percentage">
            <text:p>55,81%</text:p>
          </table:table-cell>
          <table:table-cell table:style-name="ce48" table:formula="of:=AVERAGE([.C40:.C49])" office:value-type="percentage" office:value="0.55546" calcext:value-type="percentage">
            <text:p>55,55%</text:p>
          </table:table-cell>
          <table:table-cell table:style-name="ce48" table:formula="of:=AVERAGE([.D40:.D49])" office:value-type="percentage" office:value="0.47453" calcext:value-type="percentage">
            <text:p>47,45%</text:p>
          </table:table-cell>
          <table:table-cell table:style-name="ce48" table:formula="of:=AVERAGE([.E40:.E49])" office:value-type="percentage" office:value="0.482242857142857" calcext:value-type="percentage">
            <text:p>48,22%</text:p>
          </table:table-cell>
          <table:table-cell/>
          <table:table-cell table:style-name="ce48"/>
          <table:table-cell table:style-name="ce48" table:formula="of:=AVERAGE([.H40:.H49])" office:value-type="percentage" office:value="0.17832" calcext:value-type="percentage">
            <text:p>17,83%</text:p>
          </table:table-cell>
          <table:table-cell table:style-name="ce48" table:formula="of:=AVERAGE([.I40:.I49])" office:value-type="percentage" office:value="0.141" calcext:value-type="percentage">
            <text:p>14,10%</text:p>
          </table:table-cell>
          <table:table-cell table:style-name="ce48" table:formula="of:=AVERAGE([.J40:.J49])" office:value-type="percentage" office:value="0.138" calcext:value-type="percentage">
            <text:p>13,80%</text:p>
          </table:table-cell>
          <table:table-cell table:style-name="ce48" table:formula="of:=AVERAGE([.K40:.K49])" office:value-type="percentage" office:value="0.146" calcext:value-type="percentage">
            <text:p>14,60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1677" calcext:value-type="percentage">
            <text:p>16,77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0871" calcext:value-type="percentage">
            <text:p>8,7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619" calcext:value-type="percentage">
            <text:p>66,19%</text:p>
          </table:table-cell>
          <table:table-cell office:value-type="percentage" office:value="0.6286" calcext:value-type="percentage">
            <text:p>62,86%</text:p>
          </table:table-cell>
          <table:table-cell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0919" calcext:value-type="percentage">
            <text:p>9,19%</text:p>
          </table:table-cell>
          <table:table-cell office:value-type="percentage" office:value="0.0645" calcext:value-type="percentage">
            <text:p>6,4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667" calcext:value-type="percentage">
            <text:p>46,67%</text:p>
          </table:table-cell>
          <table:table-cell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113" calcext:value-type="percentage">
            <text:p>11,1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5524" calcext:value-type="percentage">
            <text:p>55,24%</text:p>
          </table:table-cell>
          <table:table-cell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484" calcext:value-type="percentage">
            <text:p>14,84%</text:p>
          </table:table-cell>
          <table:table-cell office:value-type="percentage" office:value="0.1048" calcext:value-type="percentage">
            <text:p>10,48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5143" calcext:value-type="percentage">
            <text:p>51,43%</text:p>
          </table:table-cell>
          <table:table-cell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5048" calcext:value-type="percentage">
            <text:p>50,48%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6" calcext:value-type="percentage">
            <text:p>60,00%</text:p>
          </table:table-cell>
          <table:table-cell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484" calcext:value-type="percentage">
            <text:p>4,8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5952" calcext:value-type="percentage">
            <text:p>59,52%</text:p>
          </table:table-cell>
          <table:table-cell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02" calcext:value-type="percentage">
            <text:p>11,02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016" calcext:value-type="percentage">
            <text:p>10,16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5286" calcext:value-type="percentage">
            <text:p>52,86%</text:p>
          </table:table-cell>
          <table:table-cell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484" calcext:value-type="percentage">
            <text:p>14,84%</text:p>
          </table:table-cell>
          <table:table-cell office:value-type="percentage" office:value="0.1516" calcext:value-type="percentage">
            <text:p>15,16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857" calcext:value-type="percentage">
            <text:p>58,57%</text:p>
          </table:table-cell>
          <table:table-cell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081" calcext:value-type="percentage">
            <text:p>10,8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24" calcext:value-type="percentage">
            <text:p>55,24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1662" calcext:value-type="percentage">
            <text:p>16,62%</text:p>
          </table:table-cell>
          <table:table-cell office:value-type="percentage" office:value="0.1226" calcext:value-type="percentage">
            <text:p>12,26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905" calcext:value-type="percentage">
            <text:p>59,05%</text:p>
          </table:table-cell>
          <table:table-cell office:value-type="percentage" office:value="0.5476" calcext:value-type="percentage">
            <text:p>54,76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53:.B62])" office:value-type="percentage" office:value="0.08908" calcext:value-type="percentage">
            <text:p>8,91%</text:p>
          </table:table-cell>
          <table:table-cell table:style-name="ce48" table:formula="of:=AVERAGE([.C53:.C62])" office:value-type="percentage" office:value="0.16515" calcext:value-type="percentage">
            <text:p>16,52%</text:p>
          </table:table-cell>
          <table:table-cell table:style-name="ce48" table:formula="of:=AVERAGE([.D53:.D62])" office:value-type="percentage" office:value="0.13807" calcext:value-type="percentage">
            <text:p>13,81%</text:p>
          </table:table-cell>
          <table:table-cell table:style-name="ce48" table:formula="of:=AVERAGE([.E53:.E62])" office:value-type="percentage" office:value="0.105" calcext:value-type="percentage">
            <text:p>10,50%</text:p>
          </table:table-cell>
          <table:table-cell/>
          <table:table-cell table:style-name="ce48"/>
          <table:table-cell table:style-name="ce48" table:formula="of:=AVERAGE([.H53:.H62])" office:value-type="percentage" office:value="0.53824" calcext:value-type="percentage">
            <text:p>53,82%</text:p>
          </table:table-cell>
          <table:table-cell table:style-name="ce48" table:formula="of:=AVERAGE([.I53:.I62])" office:value-type="percentage" office:value="0.56285" calcext:value-type="percentage">
            <text:p>56,29%</text:p>
          </table:table-cell>
          <table:table-cell table:style-name="ce48" table:formula="of:=AVERAGE([.J53:.J62])" office:value-type="percentage" office:value="0.56285" calcext:value-type="percentage">
            <text:p>56,29%</text:p>
          </table:table-cell>
          <table:table-cell table:style-name="ce48" table:formula="of:=AVERAGE([.K53:.K62])" office:value-type="percentage" office:value="0.5589375" calcext:value-type="percentage">
            <text:p>55,89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366" calcext:value-type="percentage">
            <text:p>23,66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4308" calcext:value-type="percentage">
            <text:p>43,08%</text:p>
          </table:table-cell>
          <table:table-cell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534" calcext:value-type="percentage">
            <text:p>25,34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85" calcext:value-type="percentage">
            <text:p>43,85%</text:p>
          </table:table-cell>
          <table:table-cell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3" calcext:value-type="percentage">
            <text:p>30,00%</text:p>
          </table:table-cell>
          <table:table-cell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4385" calcext:value-type="percentage">
            <text:p>43,85%</text:p>
          </table:table-cell>
          <table:table-cell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" calcext:value-type="percentage">
            <text:p>50,00%</text:p>
          </table:table-cell>
          <table:table-cell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4" calcext:value-type="percentage">
            <text:p>34,00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39" calcext:value-type="percentage">
            <text:p>45,39%</text:p>
          </table:table-cell>
          <table:table-cell office:value-type="percentage" office:value="0.4692" calcext:value-type="percentage">
            <text:p>46,92%</text:p>
          </table:table-cell>
          <table:table-cell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467" calcext:value-type="percentage">
            <text:p>14,67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35134" calcext:value-type="percentage">
            <text:p>35,13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923" calcext:value-type="percentage">
            <text:p>39,23%</text:p>
          </table:table-cell>
          <table:table-cell office:value-type="percentage" office:value="0.3539" calcext:value-type="percentage">
            <text:p>35,39%</text:p>
          </table:table-cell>
          <table:table-cell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867" calcext:value-type="percentage">
            <text:p>38,67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3231" calcext:value-type="percentage">
            <text:p>32,31%</text:p>
          </table:table-cell>
          <table:table-cell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067" calcext:value-type="percentage">
            <text:p>20,6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282" calcext:value-type="percentage">
            <text:p>42,82%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4384" calcext:value-type="percentage">
            <text:p>43,84%</text:p>
          </table:table-cell>
          <table:table-cell office:value-type="percentage" office:value="0.4154" calcext:value-type="percentage">
            <text:p>41,54%</text:p>
          </table:table-cell>
          <table:table-cell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433" calcext:value-type="percentage">
            <text:p>14,33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66:.B75])" office:value-type="percentage" office:value="0.27478" calcext:value-type="percentage">
            <text:p>27,48%</text:p>
          </table:table-cell>
          <table:table-cell table:style-name="ce48" table:formula="of:=AVERAGE([.C66:.C75])" office:value-type="percentage" office:value="0.27599" calcext:value-type="percentage">
            <text:p>27,60%</text:p>
          </table:table-cell>
          <table:table-cell table:style-name="ce48" table:formula="of:=AVERAGE([.D66:.D75])" office:value-type="percentage" office:value="0.25367" calcext:value-type="percentage">
            <text:p>25,37%</text:p>
          </table:table-cell>
          <table:table-cell table:style-name="ce48" table:formula="of:=AVERAGE([.E66:.E75])" office:value-type="percentage" office:value="0.277075" calcext:value-type="percentage">
            <text:p>27,71%</text:p>
          </table:table-cell>
          <table:table-cell/>
          <table:table-cell table:style-name="ce48"/>
          <table:table-cell table:style-name="ce48" table:formula="of:=AVERAGE([.H66:.H75])" office:value-type="percentage" office:value="0.387684" calcext:value-type="percentage">
            <text:p>38,77%</text:p>
          </table:table-cell>
          <table:table-cell table:style-name="ce48" table:formula="of:=AVERAGE([.I66:.I75])" office:value-type="percentage" office:value="0.33231" calcext:value-type="percentage">
            <text:p>33,23%</text:p>
          </table:table-cell>
          <table:table-cell table:style-name="ce48" table:formula="of:=AVERAGE([.J66:.J75])" office:value-type="percentage" office:value="0.38077" calcext:value-type="percentage">
            <text:p>38,08%</text:p>
          </table:table-cell>
          <table:table-cell table:style-name="ce48" table:formula="of:=AVERAGE([.K66:.K75])" office:value-type="percentage" office:value="0.407711111111111" calcext:value-type="percentage">
            <text:p>40,77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148" calcext:value-type="percentage">
            <text:p>21,48%</text:p>
          </table:table-cell>
          <table:table-cell table:number-columns-repeated="2" office:value-type="percentage" office:value="0.1593" calcext:value-type="percentage">
            <text:p>15,93%</text:p>
          </table:table-cell>
          <table:table-cell office:value-type="percentage" office:value="0.1518" calcext:value-type="percentage">
            <text:p>15,18%</text:p>
          </table:table-cell>
          <table:table-cell/>
          <table:table-cell office:value-type="string" calcext:value-type="string">
            <text:p>HeartAttack_1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482" calcext:value-type="percentage">
            <text:p>24,82%</text:p>
          </table:table-cell>
          <table:table-cell/>
          <table:table-cell office:value-type="string" calcext:value-type="string">
            <text:p>HeartAttack_2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934" calcext:value-type="percentage">
            <text:p>9,34%</text:p>
          </table:table-cell>
          <table:table-cell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eartAttack_3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5" calcext:value-type="percentage">
            <text:p>25,00%</text:p>
          </table:table-cell>
          <table:table-cell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HeartAttack_4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967" calcext:value-type="percentage">
            <text:p>19,67%</text:p>
          </table:table-cell>
          <table:table-cell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284" calcext:value-type="percentage">
            <text:p>22,84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2" office:value-type="percentage" office:value="0.163" calcext:value-type="percentage">
            <text:p>16,30%</text:p>
          </table:table-cell>
          <table:table-cell/>
          <table:table-cell office:value-type="string" calcext:value-type="string">
            <text:p>HeartAttack_5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833" calcext:value-type="percentage">
            <text:p>28,33%</text:p>
          </table:table-cell>
          <table:table-cell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445" calcext:value-type="percentage">
            <text:p>24,45%</text:p>
          </table:table-cell>
          <table:table-cell office:value-type="percentage" office:value="0.2408" calcext:value-type="percentage">
            <text:p>24,08%</text:p>
          </table:table-cell>
          <table:table-cell/>
          <table:table-cell office:value-type="string" calcext:value-type="string">
            <text:p>HeartAttack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467" calcext:value-type="percentage">
            <text:p>34,67%</text:p>
          </table:table-cell>
          <table:table-cell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eartAttack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433" calcext:value-type="percentage">
            <text:p>14,33%</text:p>
          </table:table-cell>
          <table:table-cell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037" calcext:value-type="percentage">
            <text:p>10,37%</text:p>
          </table:table-cell>
          <table:table-cell/>
          <table:table-cell office:value-type="string" calcext:value-type="string">
            <text:p>HeartAttack_8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272" calcext:value-type="percentage">
            <text:p>32,72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259" calcext:value-type="percentage">
            <text:p>22,59%</text:p>
          </table:table-cell>
          <table:table-cell office:value-type="percentage" office:value="0.2482" calcext:value-type="percentage">
            <text:p>24,82%</text:p>
          </table:table-cell>
          <table:table-cell/>
          <table:table-cell office:value-type="string" calcext:value-type="string">
            <text:p>HeartAttack_9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3012" calcext:value-type="percentage">
            <text:p>30,12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148" calcext:value-type="percentage">
            <text:p>11,4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artAttack_10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79:.B88])" office:value-type="percentage" office:value="0.28049" calcext:value-type="percentage">
            <text:p>28,05%</text:p>
          </table:table-cell>
          <table:table-cell table:style-name="ce48" table:formula="of:=AVERAGE([.C79:.C88])" office:value-type="percentage" office:value="0.22408" calcext:value-type="percentage">
            <text:p>22,41%</text:p>
          </table:table-cell>
          <table:table-cell table:style-name="ce48" table:formula="of:=AVERAGE([.D79:.D88])" office:value-type="percentage" office:value="0.19038" calcext:value-type="percentage">
            <text:p>19,04%</text:p>
          </table:table-cell>
          <table:table-cell table:style-name="ce48" table:formula="of:=AVERAGE([.E79:.E88])" office:value-type="percentage" office:value="0.193022222222222" calcext:value-type="percentage">
            <text:p>19,30%</text:p>
          </table:table-cell>
          <table:table-cell/>
          <table:table-cell table:style-name="ce48"/>
          <table:table-cell table:style-name="ce48" table:formula="of:=AVERAGE([.H79:.H88])" office:value-type="percentage" office:value="0.28122" calcext:value-type="percentage">
            <text:p>28,12%</text:p>
          </table:table-cell>
          <table:table-cell table:style-name="ce48" table:formula="of:=AVERAGE([.I79:.I88])" office:value-type="percentage" office:value="0.20367" calcext:value-type="percentage">
            <text:p>20,37%</text:p>
          </table:table-cell>
          <table:table-cell table:style-name="ce48" table:formula="of:=AVERAGE([.J79:.J88])" office:value-type="percentage" office:value="0.215" calcext:value-type="percentage">
            <text:p>21,50%</text:p>
          </table:table-cell>
          <table:table-cell table:style-name="ce48" table:formula="of:=AVERAGE([.K79:.K88])" office:value-type="percentage" office:value="0.217925" calcext:value-type="percentage">
            <text:p>21,79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Hepatitis_1</text:p>
          </table:table-cell>
          <table:table-cell office:value-type="percentage" office:value="0.4833" calcext:value-type="percentage">
            <text:p>48,33%</text:p>
          </table:table-cell>
          <table:table-cell table:number-columns-repeated="4"/>
          <table:table-cell office:value-type="string" calcext:value-type="string">
            <text:p>Horse_1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4056" calcext:value-type="percentage">
            <text:p>40,56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patitis_2</text:p>
          </table:table-cell>
          <table:table-cell office:value-type="percentage" office:value="0.5792" calcext:value-type="percentage">
            <text:p>57,92%</text:p>
          </table:table-cell>
          <table:table-cell table:number-columns-repeated="4"/>
          <table:table-cell office:value-type="string" calcext:value-type="string">
            <text:p>Horse_2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4139" calcext:value-type="percentage">
            <text:p>41,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3</text:p>
          </table:table-cell>
          <table:table-cell office:value-type="percentage" office:value="0.7958" calcext:value-type="percentage">
            <text:p>79,58%</text:p>
          </table:table-cell>
          <table:table-cell table:number-columns-repeated="4"/>
          <table:table-cell office:value-type="string" calcext:value-type="string">
            <text:p>Horse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5389" calcext:value-type="percentage">
            <text:p>53,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4</text:p>
          </table:table-cell>
          <table:table-cell office:value-type="percentage" office:value="0.4708" calcext:value-type="percentage">
            <text:p>47,08%</text:p>
          </table:table-cell>
          <table:table-cell table:number-columns-repeated="4"/>
          <table:table-cell office:value-type="string" calcext:value-type="string">
            <text:p>Horse_4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5</text:p>
          </table:table-cell>
          <table:table-cell office:value-type="percentage" office:value="0.6167" calcext:value-type="percentage">
            <text:p>61,67%</text:p>
          </table:table-cell>
          <table:table-cell table:number-columns-repeated="4"/>
          <table:table-cell office:value-type="string" calcext:value-type="string">
            <text:p>Horse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222" calcext:value-type="percentage">
            <text:p>42,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6</text:p>
          </table:table-cell>
          <table:table-cell office:value-type="percentage" office:value="0.3292" calcext:value-type="percentage">
            <text:p>32,92%</text:p>
          </table:table-cell>
          <table:table-cell table:number-columns-repeated="4"/>
          <table:table-cell office:value-type="string" calcext:value-type="string">
            <text:p>Horse_6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972" calcext:value-type="percentage">
            <text:p>39,72%</text:p>
          </table:table-cell>
          <table:table-cell office:value-type="percentage" office:value="0.3944" calcext:value-type="percentage">
            <text:p>39,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7</text:p>
          </table:table-cell>
          <table:table-cell office:value-type="percentage" office:value="0.8125" calcext:value-type="percentage">
            <text:p>81,25%</text:p>
          </table:table-cell>
          <table:table-cell table:number-columns-repeated="4"/>
          <table:table-cell office:value-type="string" calcext:value-type="string">
            <text:p>Horse_7</text:p>
          </table:table-cell>
          <table:table-cell office:value-type="percentage" office:value="0.5593" calcext:value-type="percentage">
            <text:p>55,93%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5111" calcext:value-type="percentage">
            <text:p>51,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8</text:p>
          </table:table-cell>
          <table:table-cell office:value-type="percentage" office:value="0.7375" calcext:value-type="percentage">
            <text:p>73,75%</text:p>
          </table:table-cell>
          <table:table-cell table:number-columns-repeated="4"/>
          <table:table-cell office:value-type="string" calcext:value-type="string">
            <text:p>Horse_8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4639" calcext:value-type="percentage">
            <text:p>46,39%</text:p>
          </table:table-cell>
          <table:table-cell office:value-type="percentage" office:value="0.4194" calcext:value-type="percentage">
            <text:p>41,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9</text:p>
          </table:table-cell>
          <table:table-cell office:value-type="percentage" office:value="0.4708" calcext:value-type="percentage">
            <text:p>47,08%</text:p>
          </table:table-cell>
          <table:table-cell table:number-columns-repeated="4"/>
          <table:table-cell office:value-type="string" calcext:value-type="string">
            <text:p>Horse_9</text:p>
          </table:table-cell>
          <table:table-cell office:value-type="percentage" office:value="0.4861" calcext:value-type="percentage">
            <text:p>48,61%</text:p>
          </table:table-cell>
          <table:table-cell office:value-type="percentage" office:value="0.4028" calcext:value-type="percentage">
            <text:p>40,28%</text:p>
          </table:table-cell>
          <table:table-cell office:value-type="percentage" office:value="0.4944" calcext:value-type="percentage">
            <text:p>49,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10</text:p>
          </table:table-cell>
          <table:table-cell office:value-type="percentage" office:value="0.6833" calcext:value-type="percentage">
            <text:p>68,33%</text:p>
          </table:table-cell>
          <table:table-cell table:number-columns-repeated="4"/>
          <table:table-cell office:value-type="string" calcext:value-type="string">
            <text:p>Horse_10</text:p>
          </table:table-cell>
          <table:table-cell office:value-type="percentage" office:value="0.4648" calcext:value-type="percentage">
            <text:p>46,48%</text:p>
          </table:table-cell>
          <table:table-cell office:value-type="percentage" office:value="0.4389" calcext:value-type="percentage">
            <text:p>43,89%</text:p>
          </table:table-cell>
          <table:table-cell office:value-type="percentage" office:value="0.5556" calcext:value-type="percentage">
            <text:p>55,56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92:.B101])" office:value-type="percentage" office:value="0.59791" calcext:value-type="percentage">
            <text:p>59,79%</text:p>
          </table:table-cell>
          <table:table-cell table:style-name="ce48" table:formula="of:=AVERAGE([.C92:.C101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E92:.E101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92:.H101])" office:value-type="percentage" office:value="0.46417" calcext:value-type="percentage">
            <text:p>46,42%</text:p>
          </table:table-cell>
          <table:table-cell table:style-name="ce48" table:formula="of:=AVERAGE([.I92:.I101])" office:value-type="percentage" office:value="0.41805" calcext:value-type="percentage">
            <text:p>41,81%</text:p>
          </table:table-cell>
          <table:table-cell table:style-name="ce48" table:formula="of:=AVERAGE([.J92:.J101])" office:value-type="percentage" office:value="0.45555" calcext:value-type="percentage">
            <text:p>45,56%</text:p>
          </table:table-cell>
          <table:table-cell table:style-name="ce48" table:formula="of:=AVERAGE([.K92:.K101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479" calcext:value-type="percentage">
            <text:p>4,79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657" calcext:value-type="percentage">
            <text:p>6,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22" calcext:value-type="percentage">
            <text:p>5,2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543" calcext:value-type="percentage">
            <text:p>15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449" calcext:value-type="percentage">
            <text:p>14,49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772" calcext:value-type="percentage">
            <text:p>7,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044" calcext:value-type="percentage">
            <text:p>0,44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48" calcext:value-type="percentage">
            <text:p>3,48%</text:p>
          </table:table-cell>
          <table:table-cell office:value-type="percentage" office:value="0.0566" calcext:value-type="percentage">
            <text:p>5,66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057" calcext:value-type="percentage">
            <text:p>10,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479" calcext:value-type="percentage">
            <text:p>4,79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31" calcext:value-type="percentage">
            <text:p>1,31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087" calcext:value-type="percentage">
            <text:p>0,87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05:.B114])" office:value-type="percentage" office:value="0.06767" calcext:value-type="percentage">
            <text:p>6,77%</text:p>
          </table:table-cell>
          <table:table-cell table:style-name="ce48" table:formula="of:=AVERAGE([.C105:.C114])" office:value-type="percentage" office:value="0.03783" calcext:value-type="percentage">
            <text:p>3,78%</text:p>
          </table:table-cell>
          <table:table-cell table:style-name="ce48" table:formula="of:=AVERAGE([.D105:.D114])" office:value-type="percentage" office:value="0.03787" calcext:value-type="percentage">
            <text:p>3,79%</text:p>
          </table:table-cell>
          <table:table-cell table:style-name="ce48" table:formula="of:=AVERAGE([.E105:.E114])" office:value-type="percentage" office:value="0.02175" calcext:value-type="percentage">
            <text:p>2,18%</text:p>
          </table:table-cell>
          <table:table-cell/>
          <table:table-cell table:style-name="ce48"/>
          <table:table-cell table:style-name="ce48" table:formula="of:=AVERAGE([.H105:.H114])" office:value-type="percentage" office:value="0.19648" calcext:value-type="percentage">
            <text:p>19,65%</text:p>
          </table:table-cell>
          <table:table-cell table:style-name="ce48" table:formula="of:=AVERAGE([.I105:.I114])" office:value-type="percentage" office:value="0.102" calcext:value-type="percentage">
            <text:p>10,20%</text:p>
          </table:table-cell>
          <table:table-cell table:style-name="ce48" table:formula="of:=AVERAGE([.J105:.J114])" office:value-type="percentage" office:value="0.10086" calcext:value-type="percentage">
            <text:p>10,09%</text:p>
          </table:table-cell>
          <table:table-cell table:style-name="ce48" table:formula="of:=AVERAGE([.K105:.K114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118" calcext:value-type="percentage">
            <text:p>21,18%</text:p>
          </table:table-cell>
          <table:table-cell office:value-type="percentage" office:value="0.203" calcext:value-type="percentage">
            <text:p>20,30%</text:p>
          </table:table-cell>
          <table:table-cell/>
          <table:table-cell office:value-type="string" calcext:value-type="string">
            <text:p>Lymography_1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714" calcext:value-type="percentage">
            <text:p>27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2823" calcext:value-type="percentage">
            <text:p>28,23%</text:p>
          </table:table-cell>
          <table:table-cell/>
          <table:table-cell office:value-type="string" calcext:value-type="string">
            <text:p>Lymography_2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706" calcext:value-type="percentage">
            <text:p>27,06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ymography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3786" calcext:value-type="percentage">
            <text:p>37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4353" calcext:value-type="percentage">
            <text:p>43,53%</text:p>
          </table:table-cell>
          <table:table-cell table:number-columns-repeated="2"/>
          <table:table-cell office:value-type="string" calcext:value-type="string">
            <text:p>Lymography_4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929" calcext:value-type="percentage">
            <text:p>19,29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5" calcext:value-type="percentage">
            <text:p>35,00%</text:p>
          </table:table-cell>
          <table:table-cell table:number-columns-repeated="2"/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286" calcext:value-type="percentage">
            <text:p>32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471" calcext:value-type="percentage">
            <text:p>24,71%</text:p>
          </table:table-cell>
          <table:table-cell table:number-columns-repeated="2"/>
          <table:table-cell office:value-type="string" calcext:value-type="string">
            <text:p>Lymography_6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714" calcext:value-type="percentage">
            <text:p>37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324" calcext:value-type="percentage">
            <text:p>33,24%</text:p>
          </table:table-cell>
          <table:table-cell table:number-columns-repeated="2"/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2572" calcext:value-type="percentage">
            <text:p>25,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883" calcext:value-type="percentage">
            <text:p>38,83%</text:p>
          </table:table-cell>
          <table:table-cell table:number-columns-repeated="2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214" calcext:value-type="percentage">
            <text:p>22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3794" calcext:value-type="percentage">
            <text:p>37,94%</text:p>
          </table:table-cell>
          <table:table-cell office:value-type="percentage" office:value="0.3912" calcext:value-type="percentage">
            <text:p>39,12%</text:p>
          </table:table-cell>
          <table:table-cell table:number-columns-repeated="2"/>
          <table:table-cell office:value-type="string" calcext:value-type="string">
            <text:p>Lymography_9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786" calcext:value-type="percentage">
            <text:p>27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824" calcext:value-type="percentage">
            <text:p>38,24%</text:p>
          </table:table-cell>
          <table:table-cell table:number-columns-repeated="2"/>
          <table:table-cell office:value-type="string" calcext:value-type="string">
            <text:p>Lymography_10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25" calcext:value-type="percentage">
            <text:p>25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18:.B127])" office:value-type="percentage" office:value="0.35843" calcext:value-type="percentage">
            <text:p>35,84%</text:p>
          </table:table-cell>
          <table:table-cell table:style-name="ce48" table:formula="of:=AVERAGE([.C118:.C127])" office:value-type="percentage" office:value="0.30825" calcext:value-type="percentage">
            <text:p>30,83%</text:p>
          </table:table-cell>
          <table:table-cell table:style-name="ce48" table:formula="of:=AVERAGE([.D118:.D127])" office:value-type="percentage" office:value="0.33003" calcext:value-type="percentage">
            <text:p>33,00%</text:p>
          </table:table-cell>
          <table:table-cell table:style-name="ce48" table:formula="of:=AVERAGE([.E118:.E127])" office:value-type="percentage" office:value="0.24265" calcext:value-type="percentage">
            <text:p>24,27%</text:p>
          </table:table-cell>
          <table:table-cell/>
          <table:table-cell table:style-name="ce48"/>
          <table:table-cell table:style-name="ce48" table:formula="of:=AVERAGE([.H118:.H127])" office:value-type="percentage" office:value="0.23499" calcext:value-type="percentage">
            <text:p>23,50%</text:p>
          </table:table-cell>
          <table:table-cell table:style-name="ce48" table:formula="of:=AVERAGE([.I118:.I127])" office:value-type="percentage" office:value="0.265" calcext:value-type="percentage">
            <text:p>26,50%</text:p>
          </table:table-cell>
          <table:table-cell table:style-name="ce48" table:formula="of:=AVERAGE([.J118:.J127])" office:value-type="percentage" office:value="0.27858" calcext:value-type="percentage">
            <text:p>27,86%</text:p>
          </table:table-cell>
          <table:table-cell table:style-name="ce48" table:formula="of:=AVERAGE([.K118:.K127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4" calcext:value-type="percentage">
            <text:p>9,40%</text:p>
          </table:table-cell>
          <table:table-cell table:number-columns-repeated="2"/>
          <table:table-cell office:value-type="string" calcext:value-type="string">
            <text:p>Marketing_1</text:p>
          </table:table-cell>
          <table:table-cell office:value-type="percentage" office:value="0.8098" calcext:value-type="percentage">
            <text:p>80,9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1831" calcext:value-type="percentage">
            <text:p>18,31%</text:p>
          </table:table-cell>
          <table:table-cell table:number-columns-repeated="2"/>
          <table:table-cell office:value-type="string" calcext:value-type="string">
            <text:p>Marketing_2</text:p>
          </table:table-cell>
          <table:table-cell office:value-type="percentage" office:value="0.8176" calcext:value-type="percentage">
            <text:p>81,7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153" calcext:value-type="percentage">
            <text:p>15,30%</text:p>
          </table:table-cell>
          <table:table-cell table:number-columns-repeated="2"/>
          <table:table-cell office:value-type="string" calcext:value-type="string">
            <text:p>Marketing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566" calcext:value-type="percentage">
            <text:p>15,66%</text:p>
          </table:table-cell>
          <table:table-cell office:value-type="percentage" office:value="0.1856" calcext:value-type="percentage">
            <text:p>18,56%</text:p>
          </table:table-cell>
          <table:table-cell table:number-columns-repeated="2"/>
          <table:table-cell office:value-type="string" calcext:value-type="string">
            <text:p>Marketing_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916" calcext:value-type="percentage">
            <text:p>19,16%</text:p>
          </table:table-cell>
          <table:table-cell table:number-columns-repeated="2"/>
          <table:table-cell office:value-type="string" calcext:value-type="string">
            <text:p>Marketing_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807" calcext:value-type="percentage">
            <text:p>18,07%</text:p>
          </table:table-cell>
          <table:table-cell office:value-type="percentage" office:value="0.1663" calcext:value-type="percentage">
            <text:p>16,63%</text:p>
          </table:table-cell>
          <table:table-cell table:number-columns-repeated="2"/>
          <table:table-cell office:value-type="string" calcext:value-type="string">
            <text:p>Marketing_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88" calcext:value-type="percentage">
            <text:p>18,88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76" calcext:value-type="percentage">
            <text:p>19,76%</text:p>
          </table:table-cell>
          <table:table-cell table:number-columns-repeated="2"/>
          <table:table-cell office:value-type="string" calcext:value-type="string">
            <text:p>Marketing_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1831" calcext:value-type="percentage">
            <text:p>18,31%</text:p>
          </table:table-cell>
          <table:table-cell table:number-columns-repeated="2"/>
          <table:table-cell office:value-type="string" calcext:value-type="string">
            <text:p>Marketing_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807" calcext:value-type="percentage">
            <text:p>18,07%</text:p>
          </table:table-cell>
          <table:table-cell office:value-type="percentage" office:value="0.1771" calcext:value-type="percentage">
            <text:p>17,71%</text:p>
          </table:table-cell>
          <table:table-cell table:number-columns-repeated="2"/>
          <table:table-cell office:value-type="string" calcext:value-type="string">
            <text:p>Marketing_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1759" calcext:value-type="percentage">
            <text:p>17,59%</text:p>
          </table:table-cell>
          <table:table-cell table:number-columns-repeated="2"/>
          <table:table-cell office:value-type="string" calcext:value-type="string">
            <text:p>Marketing_10</text:p>
          </table:table-cell>
          <table:table-cell table:number-columns-repeated="5"/>
        </table:table-row>
        <table:table-row table:style-name="ro2">
          <table:table-cell table:style-name="ce48"/>
          <table:table-cell table:style-name="ce48" table:formula="of:=AVERAGE([.B131:.B140])" office:value-type="percentage" office:value="0.1633" calcext:value-type="percentage">
            <text:p>16,33%</text:p>
          </table:table-cell>
          <table:table-cell table:style-name="ce48" table:formula="of:=AVERAGE([.C131:.C140])" office:value-type="percentage" office:value="0.17529" calcext:value-type="percentage">
            <text:p>17,53%</text:p>
          </table:table-cell>
          <table:table-cell table:style-name="ce48" table:formula="of:=AVERAGE([.D131:.D140])" office:value-type="percentage" office:value="0.17073" calcext:value-type="percentage">
            <text:p>17,07%</text:p>
          </table:table-cell>
          <table:table-cell table:style-name="ce48" table:formula="of:=AVERAGE([.E131:.E140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131:.H140])" office:value-type="percentage" office:value="0.8137" calcext:value-type="percentage">
            <text:p>81,37%</text:p>
          </table:table-cell>
          <table:table-cell table:style-name="ce48" table:formula="of:=AVERAGE([.I131:.I140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K131:.K140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Optdigits_1</text:p>
          </table:table-cell>
          <table:table-cell office:value-type="percentage" office:value="0.773" calcext:value-type="percentage">
            <text:p>77,30%</text:p>
          </table:table-cell>
          <table:table-cell table:number-columns-repeated="4"/>
          <table:table-cell office:value-type="string" calcext:value-type="string">
            <text:p>Parkinsons_1</text:p>
          </table:table-cell>
          <table:table-cell office:value-type="percentage" office:value="0.1175" calcext:value-type="percentage">
            <text:p>11,75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84" calcext:value-type="percentage">
            <text:p>6,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2</text:p>
          </table:table-cell>
          <table:table-cell table:number-columns-repeated="5"/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1105" calcext:value-type="percentage">
            <text:p>11,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3</text:p>
          </table:table-cell>
          <table:table-cell table:number-columns-repeated="5"/>
          <table:table-cell office:value-type="string" calcext:value-type="string">
            <text:p>Parkinsons_3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4</text:p>
          </table:table-cell>
          <table:table-cell table:number-columns-repeated="5"/>
          <table:table-cell office:value-type="string" calcext:value-type="string">
            <text:p>Parkinsons_4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179" calcext:value-type="percentage">
            <text:p>17,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5</text:p>
          </table:table-cell>
          <table:table-cell table:number-columns-repeated="5"/>
          <table:table-cell office:value-type="string" calcext:value-type="string">
            <text:p>Parkinsons_5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474" calcext:value-type="percentage">
            <text:p>24,74%</text:p>
          </table:table-cell>
          <table:table-cell office:value-type="percentage" office:value="0.2053" calcext:value-type="percentage">
            <text:p>20,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6</text:p>
          </table:table-cell>
          <table:table-cell table:number-columns-repeated="5"/>
          <table:table-cell office:value-type="string" calcext:value-type="string">
            <text:p>Parkinsons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0895" calcext:value-type="percentage">
            <text:p>8,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7</text:p>
          </table:table-cell>
          <table:table-cell table:number-columns-repeated="5"/>
          <table:table-cell office:value-type="string" calcext:value-type="string">
            <text:p>Parkinsons_7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0579" calcext:value-type="percentage">
            <text:p>5,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8</text:p>
          </table:table-cell>
          <table:table-cell table:number-columns-repeated="5"/>
          <table:table-cell office:value-type="string" calcext:value-type="string">
            <text:p>Parkinsons_8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053" calcext:value-type="percentage">
            <text:p>20,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9</text:p>
          </table:table-cell>
          <table:table-cell table:number-columns-repeated="5"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1684" calcext:value-type="percentage">
            <text:p>16,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10</text:p>
          </table:table-cell>
          <table:table-cell table:number-columns-repeated="5"/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9" calcext:value-type="percentage">
            <text:p>7,9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44:.B153])" office:value-type="percentage" office:value="0.773" calcext:value-type="percentage">
            <text:p>77,30%</text:p>
          </table:table-cell>
          <table:table-cell table:style-name="ce48" table:formula="of:=AVERAGE([.C144:.C153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E144:.E1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144:.H153])" office:value-type="percentage" office:value="0.18718" calcext:value-type="percentage">
            <text:p>18,72%</text:p>
          </table:table-cell>
          <table:table-cell table:style-name="ce48" table:formula="of:=AVERAGE([.I144:.I153])" office:value-type="percentage" office:value="0.15315" calcext:value-type="percentage">
            <text:p>15,32%</text:p>
          </table:table-cell>
          <table:table-cell table:style-name="ce48" table:formula="of:=AVERAGE([.J144:.J153])" office:value-type="percentage" office:value="0.12633" calcext:value-type="percentage">
            <text:p>12,63%</text:p>
          </table:table-cell>
          <table:table-cell table:style-name="ce48" table:formula="of:=AVERAGE([.K144:.K15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Penbased_1</text:p>
          </table:table-cell>
          <table:table-cell office:value-type="percentage" office:value="0.7345" calcext:value-type="percentage">
            <text:p>73,45%</text:p>
          </table:table-cell>
          <table:table-cell table:number-columns-repeated="4"/>
          <table:table-cell office:value-type="string" calcext:value-type="string">
            <text:p>Pima_1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2421" calcext:value-type="percentage">
            <text:p>24,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2</text:p>
          </table:table-cell>
          <table:table-cell table:number-columns-repeated="5"/>
          <table:table-cell office:value-type="string" calcext:value-type="string">
            <text:p>Pima_2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684" calcext:value-type="percentage">
            <text:p>26,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3</text:p>
          </table:table-cell>
          <table:table-cell table:number-columns-repeated="5"/>
          <table:table-cell office:value-type="string" calcext:value-type="string">
            <text:p>Pima_3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526" calcext:value-type="percentage">
            <text:p>25,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4</text:p>
          </table:table-cell>
          <table:table-cell table:number-columns-repeated="5"/>
          <table:table-cell office:value-type="string" calcext:value-type="string">
            <text:p>Pima_4</text:p>
          </table:table-cell>
          <table:table-cell office:value-type="percentage" office:value="0.3461" calcext:value-type="percentage">
            <text:p>34,61%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2961" calcext:value-type="percentage">
            <text:p>29,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5</text:p>
          </table:table-cell>
          <table:table-cell table:number-columns-repeated="5"/>
          <table:table-cell office:value-type="string" calcext:value-type="string">
            <text:p>Pima_5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6</text:p>
          </table:table-cell>
          <table:table-cell table:number-columns-repeated="5"/>
          <table:table-cell office:value-type="string" calcext:value-type="string">
            <text:p>Pima_6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2342" calcext:value-type="percentage">
            <text:p>23,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7</text:p>
          </table:table-cell>
          <table:table-cell table:number-columns-repeated="5"/>
          <table:table-cell office:value-type="string" calcext:value-type="string">
            <text:p>Pima_7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8</text:p>
          </table:table-cell>
          <table:table-cell table:number-columns-repeated="5"/>
          <table:table-cell office:value-type="string" calcext:value-type="string">
            <text:p>Pima_8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2171" calcext:value-type="percentage">
            <text:p>21,71%</text:p>
          </table:table-cell>
          <table:table-cell office:value-type="percentage" office:value="0.2474" calcext:value-type="percentage">
            <text:p>24,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9</text:p>
          </table:table-cell>
          <table:table-cell table:number-columns-repeated="5"/>
          <table:table-cell office:value-type="string" calcext:value-type="string">
            <text:p>Pima_9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2408" calcext:value-type="percentage">
            <text:p>24,08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10</text:p>
          </table:table-cell>
          <table:table-cell table:number-columns-repeated="5"/>
          <table:table-cell office:value-type="string" calcext:value-type="string">
            <text:p>Pima_10</text:p>
          </table:table-cell>
          <table:table-cell office:value-type="percentage" office:value="0.3224" calcext:value-type="percentage">
            <text:p>32,24%</text:p>
          </table:table-cell>
          <table:table-cell office:value-type="percentage" office:value="0.2711" calcext:value-type="percentage">
            <text:p>27,11%</text:p>
          </table:table-cell>
          <table:table-cell office:value-type="percentage" office:value="0.2803" calcext:value-type="percentage">
            <text:p>28,03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57:.B166])" office:value-type="percentage" office:value="0.7345" calcext:value-type="percentage">
            <text:p>73,45%</text:p>
          </table:table-cell>
          <table:table-cell table:style-name="ce48" table:formula="of:=AVERAGE([.C157:.C166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E157:.E16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157:.H166])" office:value-type="percentage" office:value="0.34238" calcext:value-type="percentage">
            <text:p>34,24%</text:p>
          </table:table-cell>
          <table:table-cell table:style-name="ce48" table:formula="of:=AVERAGE([.I157:.I166])" office:value-type="percentage" office:value="0.25356" calcext:value-type="percentage">
            <text:p>25,36%</text:p>
          </table:table-cell>
          <table:table-cell table:style-name="ce48" table:formula="of:=AVERAGE([.J157:.J166])" office:value-type="percentage" office:value="0.26409" calcext:value-type="percentage">
            <text:p>26,41%</text:p>
          </table:table-cell>
          <table:table-cell table:style-name="ce48" table:formula="of:=AVERAGE([.K157:.K166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371" calcext:value-type="percentage">
            <text:p>23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office:value-type="percentage" office:value="0.372" calcext:value-type="percentage">
            <text:p>37,20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016" calcext:value-type="percentage">
            <text:p>30,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463" calcext:value-type="percentage">
            <text:p>4,63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3269" calcext:value-type="percentage">
            <text:p>32,69%</text:p>
          </table:table-cell>
          <table:table-cell office:value-type="percentage" office:value="0.3113" calcext:value-type="percentage">
            <text:p>31,13%</text:p>
          </table:table-cell>
          <table:table-cell office:value-type="percentage" office:value="0.321" calcext:value-type="percentage">
            <text:p>32,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278" calcext:value-type="percentage">
            <text:p>2,78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537" calcext:value-type="percentage">
            <text:p>5,37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3081" calcext:value-type="percentage">
            <text:p>30,81%</text:p>
          </table:table-cell>
          <table:table-cell office:value-type="percentage" office:value="0.3032" calcext:value-type="percentage">
            <text:p>30,32%</text:p>
          </table:table-cell>
          <table:table-cell office:value-type="percentage" office:value="0.2758" calcext:value-type="percentage">
            <text:p>27,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056" calcext:value-type="percentage">
            <text:p>0,56%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222" calcext:value-type="percentage">
            <text:p>2,22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177" calcext:value-type="percentage">
            <text:p>21,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226" calcext:value-type="percentage">
            <text:p>22,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982" calcext:value-type="percentage">
            <text:p>9,82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2758" calcext:value-type="percentage">
            <text:p>27,58%</text:p>
          </table:table-cell>
          <table:table-cell office:value-type="percentage" office:value="0.2694" calcext:value-type="percentage">
            <text:p>26,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96" calcext:value-type="percentage">
            <text:p>2,96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328" calcext:value-type="percentage">
            <text:p>23,28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2177" calcext:value-type="percentage">
            <text:p>21,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278" calcext:value-type="percentage">
            <text:p>12,78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4038" calcext:value-type="percentage">
            <text:p>40,38%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3081" calcext:value-type="percentage">
            <text:p>30,81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70:.B179])" office:value-type="percentage" office:value="0.05333" calcext:value-type="percentage">
            <text:p>5,33%</text:p>
          </table:table-cell>
          <table:table-cell table:style-name="ce48" table:formula="of:=AVERAGE([.C170:.C179])" office:value-type="percentage" office:value="0.05889" calcext:value-type="percentage">
            <text:p>5,89%</text:p>
          </table:table-cell>
          <table:table-cell table:style-name="ce48" table:formula="of:=AVERAGE([.D170:.D179])" office:value-type="percentage" office:value="0.07464" calcext:value-type="percentage">
            <text:p>7,46%</text:p>
          </table:table-cell>
          <table:table-cell table:style-name="ce48" table:formula="of:=AVERAGE([.E170:.E179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170:.H179])" office:value-type="percentage" office:value="0.32807" calcext:value-type="percentage">
            <text:p>32,81%</text:p>
          </table:table-cell>
          <table:table-cell table:style-name="ce48" table:formula="of:=AVERAGE([.I170:.I179])" office:value-type="percentage" office:value="0.27226" calcext:value-type="percentage">
            <text:p>27,23%</text:p>
          </table:table-cell>
          <table:table-cell table:style-name="ce48" table:formula="of:=AVERAGE([.J170:.J179])" office:value-type="percentage" office:value="0.26178" calcext:value-type="percentage">
            <text:p>26,18%</text:p>
          </table:table-cell>
          <table:table-cell table:style-name="ce48" table:formula="of:=AVERAGE([.K170:.K179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522" calcext:value-type="percentage">
            <text:p>25,22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6424" calcext:value-type="percentage">
            <text:p>64,24%</text:p>
          </table:table-cell>
          <table:table-cell office:value-type="percentage" office:value="0.5134" calcext:value-type="percentage">
            <text:p>51,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09" calcext:value-type="percentage">
            <text:p>36,09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58" calcext:value-type="percentage">
            <text:p>55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5515" calcext:value-type="percentage">
            <text:p>55,15%</text:p>
          </table:table-cell>
          <table:table-cell office:value-type="percentage" office:value="0.4939" calcext:value-type="percentage">
            <text:p>49,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283" calcext:value-type="percentage">
            <text:p>22,83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5437" calcext:value-type="percentage">
            <text:p>54,37%</text:p>
          </table:table-cell>
          <table:table-cell office:value-type="percentage" office:value="0.5182" calcext:value-type="percentage">
            <text:p>51,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2848" calcext:value-type="percentage">
            <text:p>28,48%</text:p>
          </table:table-cell>
          <table:table-cell office:value-type="percentage" office:value="0.35" calcext:value-type="percentage">
            <text:p>35,00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4908" calcext:value-type="percentage">
            <text:p>49,08%</text:p>
          </table:table-cell>
          <table:table-cell/>
          <table:table-cell office:value-type="percentage" office:value="0.5485" calcext:value-type="percentage">
            <text:p>54,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3891" calcext:value-type="percentage">
            <text:p>38,91%</text:p>
          </table:table-cell>
          <table:table-cell office:value-type="percentage" office:value="0.4326" calcext:value-type="percentage">
            <text:p>43,26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104" calcext:value-type="percentage">
            <text:p>51,04%</text:p>
          </table:table-cell>
          <table:table-cell/>
          <table:table-cell office:value-type="percentage" office:value="0.5429" calcext:value-type="percentage">
            <text:p>5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3174" calcext:value-type="percentage">
            <text:p>31,74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6139" calcext:value-type="percentage">
            <text:p>61,39%</text:p>
          </table:table-cell>
          <table:table-cell office:value-type="percentage" office:value="0.5935" calcext:value-type="percentage">
            <text:p>59,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391" calcext:value-type="percentage">
            <text:p>33,91%</text:p>
          </table:table-cell>
          <table:table-cell office:value-type="percentage" office:value="0.3196" calcext:value-type="percentage">
            <text:p>31,96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5449" calcext:value-type="percentage">
            <text:p>54,49%</text:p>
          </table:table-cell>
          <table:table-cell office:value-type="percentage" office:value="0.6372" calcext:value-type="percentage">
            <text:p>63,72%</text:p>
          </table:table-cell>
          <table:table-cell office:value-type="percentage" office:value="0.5831" calcext:value-type="percentage">
            <text:p>58,3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aheart_9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2413" calcext:value-type="percentage">
            <text:p>24,13%</text:p>
          </table:table-cell>
          <table:table-cell office:value-type="percentage" office:value="0.2087" calcext:value-type="percentage">
            <text:p>20,87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4629" calcext:value-type="percentage">
            <text:p>46,29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5173" calcext:value-type="percentage">
            <text:p>51,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4469" calcext:value-type="percentage">
            <text:p>44,69%</text:p>
          </table:table-cell>
          <table:table-cell office:value-type="percentage" office:value="0.6017" calcext:value-type="percentage">
            <text:p>60,17%</text:p>
          </table:table-cell>
          <table:table-cell office:value-type="percentage" office:value="0.5022" calcext:value-type="percentage">
            <text:p>50,22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83:.B192])" office:value-type="percentage" office:value="0.35551" calcext:value-type="percentage">
            <text:p>35,55%</text:p>
          </table:table-cell>
          <table:table-cell table:style-name="ce48" table:formula="of:=AVERAGE([.C183:.C192])" office:value-type="percentage" office:value="0.29608" calcext:value-type="percentage">
            <text:p>29,61%</text:p>
          </table:table-cell>
          <table:table-cell table:style-name="ce48" table:formula="of:=AVERAGE([.D183:.D192])" office:value-type="percentage" office:value="0.30697" calcext:value-type="percentage">
            <text:p>30,70%</text:p>
          </table:table-cell>
          <table:table-cell table:style-name="ce48" table:formula="of:=AVERAGE([.E183:.E192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183:.H192])" office:value-type="percentage" office:value="0.47857" calcext:value-type="percentage">
            <text:p>47,86%</text:p>
          </table:table-cell>
          <table:table-cell table:style-name="ce48" table:formula="of:=AVERAGE([.I183:.I192])" office:value-type="percentage" office:value="0.602375" calcext:value-type="percentage">
            <text:p>60,24%</text:p>
          </table:table-cell>
          <table:table-cell table:style-name="ce48" table:formula="of:=AVERAGE([.J183:.J192])" office:value-type="percentage" office:value="0.5371" calcext:value-type="percentage">
            <text:p>53,71%</text:p>
          </table:table-cell>
          <table:table-cell table:style-name="ce48" table:formula="of:=AVERAGE([.K183:.K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5" calcext:value-type="percentage">
            <text:p>22,50%</text:p>
          </table:table-cell>
          <table:table-cell table:number-columns-repeated="2" office:value-type="percentage" office:value="0.24" calcext:value-type="percentage">
            <text:p>24,00%</text:p>
          </table:table-cell>
          <table:table-cell table:number-columns-repeated="2"/>
          <table:table-cell office:value-type="string" calcext:value-type="string">
            <text:p>Spambase_1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1063" calcext:value-type="percentage">
            <text:p>10,63%</text:p>
          </table:table-cell>
          <table:table-cell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25" calcext:value-type="percentage">
            <text:p>25,00%</text:p>
          </table:table-cell>
          <table:table-cell table:number-columns-repeated="2"/>
          <table:table-cell office:value-type="string" calcext:value-type="string">
            <text:p>Spambase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9" calcext:value-type="percentage">
            <text:p>29,00%</text:p>
          </table:table-cell>
          <table:table-cell table:number-columns-repeated="2"/>
          <table:table-cell office:value-type="string" calcext:value-type="string">
            <text:p>Spambase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83" calcext:value-type="percentage">
            <text:p>31,83%</text:p>
          </table:table-cell>
          <table:table-cell table:number-columns-repeated="2" office:value-type="percentage" office:value="0.345" calcext:value-type="percentage">
            <text:p>34,50%</text:p>
          </table:table-cell>
          <table:table-cell table:number-columns-repeated="2"/>
          <table:table-cell office:value-type="string" calcext:value-type="string">
            <text:p>Spambase_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215" calcext:value-type="percentage">
            <text:p>21,50%</text:p>
          </table:table-cell>
          <table:table-cell table:number-columns-repeated="2"/>
          <table:table-cell office:value-type="string" calcext:value-type="string">
            <text:p>Spambase_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2"/>
          <table:table-cell office:value-type="string" calcext:value-type="string">
            <text:p>Spambase_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19" calcext:value-type="percentage">
            <text:p>19,00%</text:p>
          </table:table-cell>
          <table:table-cell table:number-columns-repeated="2"/>
          <table:table-cell office:value-type="string" calcext:value-type="string">
            <text:p>Spambase_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Spambase_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43" calcext:value-type="percentage">
            <text:p>43,00%</text:p>
          </table:table-cell>
          <table:table-cell table:number-columns-repeated="2"/>
          <table:table-cell office:value-type="string" calcext:value-type="string">
            <text:p>Spambase_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05" calcext:value-type="percentage">
            <text:p>20,50%</text:p>
          </table:table-cell>
          <table:table-cell office:value-type="percentage" office:value="0.175" calcext:value-type="percentage">
            <text:p>17,50%</text:p>
          </table:table-cell>
          <table:table-cell table:number-columns-repeated="2"/>
          <table:table-cell office:value-type="string" calcext:value-type="string">
            <text:p>Spambase_10</text:p>
          </table:table-cell>
          <table:table-cell table:number-columns-repeated="5"/>
        </table:table-row>
        <table:table-row table:style-name="ro2">
          <table:table-cell table:style-name="ce48"/>
          <table:table-cell table:style-name="ce48" table:formula="of:=AVERAGE([.B195:.B204])" office:value-type="percentage" office:value="0.24766" calcext:value-type="percentage">
            <text:p>24,77%</text:p>
          </table:table-cell>
          <table:table-cell table:style-name="ce48" table:formula="of:=AVERAGE([.C195:.C204])" office:value-type="percentage" office:value="0.269" calcext:value-type="percentage">
            <text:p>26,90%</text:p>
          </table:table-cell>
          <table:table-cell table:style-name="ce48" table:formula="of:=AVERAGE([.D195:.D204])" office:value-type="percentage" office:value="0.2645" calcext:value-type="percentage">
            <text:p>26,45%</text:p>
          </table:table-cell>
          <table:table-cell table:style-name="ce48" table:formula="of:=AVERAGE([.E195:.E204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195:.H204])" office:value-type="percentage" office:value="0.2061" calcext:value-type="percentage">
            <text:p>20,61%</text:p>
          </table:table-cell>
          <table:table-cell table:style-name="ce48" table:formula="of:=AVERAGE([.I195:.I204])" office:value-type="percentage" office:value="0.1174" calcext:value-type="percentage">
            <text:p>11,74%</text:p>
          </table:table-cell>
          <table:table-cell table:style-name="ce48" table:formula="of:=AVERAGE([.J195:.J204])" office:value-type="percentage" office:value="0.0917" calcext:value-type="percentage">
            <text:p>9,17%</text:p>
          </table:table-cell>
          <table:table-cell table:style-name="ce48" table:formula="of:=AVERAGE([.K195:.K204])" office:value-type="percentage" office:value="0.1063" calcext:value-type="percentage">
            <text:p>10,63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623" calcext:value-type="percentage">
            <text:p>46,23%</text:p>
          </table:table-cell>
          <table:table-cell office:value-type="percentage" office:value="0.4605" calcext:value-type="percentage">
            <text:p>46,05%</text:p>
          </table:table-cell>
          <table:table-cell office:value-type="percentage" office:value="0.4555" calcext:value-type="percentage">
            <text:p>45,55%</text:p>
          </table:table-cell>
          <table:table-cell table:number-columns-repeated="2"/>
          <table:table-cell office:value-type="string" calcext:value-type="string">
            <text:p>Student_1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725" calcext:value-type="percentage">
            <text:p>7,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725" calcext:value-type="percentage">
            <text:p>47,25%</text:p>
          </table:table-cell>
          <table:table-cell table:number-columns-repeated="2"/>
          <table:table-cell office:value-type="string" calcext:value-type="string">
            <text:p>Student_2</text:p>
          </table:table-cell>
          <table:table-cell office:value-type="percentage" office:value="0.0442" calcext:value-type="percentage">
            <text:p>4,42%</text:p>
          </table:table-cell>
          <table:table-cell office:value-type="percentage" office:value="0.0125" calcext:value-type="percentage">
            <text:p>1,25%</text:p>
          </table:table-cell>
          <table:table-cell office:value-type="percentage" office:value="0.0175" calcext:value-type="percentage">
            <text:p>1,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46" calcext:value-type="percentage">
            <text:p>44,60%</text:p>
          </table:table-cell>
          <table:table-cell table:number-columns-repeated="2"/>
          <table:table-cell office:value-type="string" calcext:value-type="string">
            <text:p>Student_3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55" calcext:value-type="percentage">
            <text:p>5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95" calcext:value-type="percentage">
            <text:p>45,95%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515" calcext:value-type="percentage">
            <text:p>45,15%</text:p>
          </table:table-cell>
          <table:table-cell table:number-columns-repeated="2"/>
          <table:table-cell office:value-type="string" calcext:value-type="string">
            <text:p>Student_4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25" calcext:value-type="percentage">
            <text:p>2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498" calcext:value-type="percentage">
            <text:p>49,80%</text:p>
          </table:table-cell>
          <table:table-cell table:number-columns-repeated="2"/>
          <table:table-cell office:value-type="string" calcext:value-type="string">
            <text:p>Student_5</text:p>
          </table:table-cell>
          <table:table-cell office:value-type="percentage" office:value="0.0958" calcext:value-type="percentage">
            <text:p>9,58%</text:p>
          </table:table-cell>
          <table:table-cell office:value-type="percentage" office:value="0.085" calcext:value-type="percentage">
            <text:p>8,50%</text:p>
          </table:table-cell>
          <table:table-cell office:value-type="percentage" office:value="0.0775" calcext:value-type="percentage">
            <text:p>7,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72" calcext:value-type="percentage">
            <text:p>47,72%</text:p>
          </table:table-cell>
          <table:table-cell/>
          <table:table-cell office:value-type="percentage" office:value="0.4785" calcext:value-type="percentage">
            <text:p>47,85%</text:p>
          </table:table-cell>
          <table:table-cell table:number-columns-repeated="2"/>
          <table:table-cell office:value-type="string" calcext:value-type="string">
            <text:p>Student_6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425" calcext:value-type="percentage">
            <text:p>4,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803" calcext:value-type="percentage">
            <text:p>48,03%</text:p>
          </table:table-cell>
          <table:table-cell/>
          <table:table-cell office:value-type="percentage" office:value="0.4625" calcext:value-type="percentage">
            <text:p>46,25%</text:p>
          </table:table-cell>
          <table:table-cell table:number-columns-repeated="2"/>
          <table:table-cell office:value-type="string" calcext:value-type="string">
            <text:p>Student_7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85" calcext:value-type="percentage">
            <text:p>8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85" calcext:value-type="percentage">
            <text:p>48,50%</text:p>
          </table:table-cell>
          <table:table-cell table:number-columns-repeated="2"/>
          <table:table-cell office:value-type="string" calcext:value-type="string">
            <text:p>Student_8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75" calcext:value-type="percentage">
            <text:p>3,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632" calcext:value-type="percentage">
            <text:p>46,32%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461" calcext:value-type="percentage">
            <text:p>46,10%</text:p>
          </table:table-cell>
          <table:table-cell table:number-columns-repeated="2"/>
          <table:table-cell office:value-type="string" calcext:value-type="string">
            <text:p>Student_9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25" calcext:value-type="percentage">
            <text:p>7,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4785" calcext:value-type="percentage">
            <text:p>47,85%</text:p>
          </table:table-cell>
          <table:table-cell table:number-columns-repeated="2"/>
          <table:table-cell office:value-type="string" calcext:value-type="string">
            <text:p>Student_10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07:.B216])" office:value-type="percentage" office:value="0.46242" calcext:value-type="percentage">
            <text:p>46,24%</text:p>
          </table:table-cell>
          <table:table-cell table:style-name="ce48" table:formula="of:=AVERAGE([.C207:.C216])" office:value-type="percentage" office:value="0.459375" calcext:value-type="percentage">
            <text:p>45,94%</text:p>
          </table:table-cell>
          <table:table-cell table:style-name="ce48" table:formula="of:=AVERAGE([.D207:.D216])" office:value-type="percentage" office:value="0.4689" calcext:value-type="percentage">
            <text:p>46,89%</text:p>
          </table:table-cell>
          <table:table-cell table:style-name="ce48" table:formula="of:=AVERAGE([.E207:.E21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207:.H216])" office:value-type="percentage" office:value="0.06226" calcext:value-type="percentage">
            <text:p>6,23%</text:p>
          </table:table-cell>
          <table:table-cell table:style-name="ce48" table:formula="of:=AVERAGE([.I207:.I216])" office:value-type="percentage" office:value="0.05775" calcext:value-type="percentage">
            <text:p>5,78%</text:p>
          </table:table-cell>
          <table:table-cell table:style-name="ce48" table:formula="of:=AVERAGE([.J207:.J216])" office:value-type="percentage" office:value="0.0535" calcext:value-type="percentage">
            <text:p>5,35%</text:p>
          </table:table-cell>
          <table:table-cell table:style-name="ce48" table:formula="of:=AVERAGE([.K207:.K21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Texture_1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3"/>
          <table:table-cell office:value-type="string" calcext:value-type="string">
            <text:p>Transfusion_1</text:p>
          </table:table-cell>
          <table:table-cell office:value-type="percentage" office:value="0.2077" calcext:value-type="percentage">
            <text:p>20,77%</text:p>
          </table:table-cell>
          <table:table-cell office:value-type="percentage" office:value="0.2149" calcext:value-type="percentage">
            <text:p>21,49%</text:p>
          </table:table-cell>
          <table:table-cell office:value-type="percentage" office:value="0.2041" calcext:value-type="percentage">
            <text:p>20,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2</text:p>
          </table:table-cell>
          <table:table-cell table:number-columns-repeated="5"/>
          <table:table-cell office:value-type="string" calcext:value-type="string">
            <text:p>Transfusion_2</text:p>
          </table:table-cell>
          <table:table-cell table:number-columns-repeated="2" office:value-type="percentage" office:value="0.2716" calcext:value-type="percentage">
            <text:p>27,16%</text:p>
          </table:table-cell>
          <table:table-cell office:value-type="percentage" office:value="0.2514" calcext:value-type="percentage">
            <text:p>25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3</text:p>
          </table:table-cell>
          <table:table-cell table:number-columns-repeated="5"/>
          <table:table-cell office:value-type="string" calcext:value-type="string">
            <text:p>Transfusion_3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2027" calcext:value-type="percentage">
            <text:p>20,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4</text:p>
          </table:table-cell>
          <table:table-cell table:number-columns-repeated="5"/>
          <table:table-cell office:value-type="string" calcext:value-type="string">
            <text:p>Transfusion_4</text:p>
          </table:table-cell>
          <table:table-cell office:value-type="percentage" office:value="0.2248" calcext:value-type="percentage">
            <text:p>22,48%</text:p>
          </table:table-cell>
          <table:table-cell office:value-type="percentage" office:value="0.2054" calcext:value-type="percentage">
            <text:p>20,54%</text:p>
          </table:table-cell>
          <table:table-cell office:value-type="percentage" office:value="0.223" calcext:value-type="percentage">
            <text:p>22,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5</text:p>
          </table:table-cell>
          <table:table-cell table:number-columns-repeated="5"/>
          <table:table-cell office:value-type="string" calcext:value-type="string">
            <text:p>Transfusion_5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6</text:p>
          </table:table-cell>
          <table:table-cell table:number-columns-repeated="5"/>
          <table:table-cell office:value-type="string" calcext:value-type="string">
            <text:p>Transfusion_6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2135" calcext:value-type="percentage">
            <text:p>21,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7</text:p>
          </table:table-cell>
          <table:table-cell table:number-columns-repeated="5"/>
          <table:table-cell office:value-type="string" calcext:value-type="string">
            <text:p>Transfusion_7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635" calcext:value-type="percentage">
            <text:p>26,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8</text:p>
          </table:table-cell>
          <table:table-cell table:number-columns-repeated="5"/>
          <table:table-cell office:value-type="string" calcext:value-type="string">
            <text:p>Transfusion_8</text:p>
          </table:table-cell>
          <table:table-cell office:value-type="percentage" office:value="0.2703" calcext:value-type="percentage">
            <text:p>27,03%</text:p>
          </table:table-cell>
          <table:table-cell office:value-type="percentage" office:value="0.2662" calcext:value-type="percentage">
            <text:p>26,62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9</text:p>
          </table:table-cell>
          <table:table-cell table:number-columns-repeated="5"/>
          <table:table-cell office:value-type="string" calcext:value-type="string">
            <text:p>Transfusion_9</text:p>
          </table:table-cell>
          <table:table-cell office:value-type="percentage" office:value="0.205" calcext:value-type="percentage">
            <text:p>20,50%</text:p>
          </table:table-cell>
          <table:table-cell office:value-type="percentage" office:value="0.1865" calcext:value-type="percentage">
            <text:p>18,65%</text:p>
          </table:table-cell>
          <table:table-cell office:value-type="percentage" office:value="0.1879" calcext:value-type="percentage">
            <text:p>18,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10</text:p>
          </table:table-cell>
          <table:table-cell table:number-columns-repeated="5"/>
          <table:table-cell office:value-type="string" calcext:value-type="string">
            <text:p>Transfusion_10</text:p>
          </table:table-cell>
          <table:table-cell table:number-columns-repeated="2" office:value-type="percentage" office:value="0.25" calcext:value-type="percentage">
            <text:p>25,00%</text:p>
          </table:table-cell>
          <table:table-cell office:value-type="percentage" office:value="0.2527" calcext:value-type="percentage">
            <text:p>25,27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19:.B228])" office:value-type="percentage" office:value="0.1762" calcext:value-type="percentage">
            <text:p>17,62%</text:p>
          </table:table-cell>
          <table:table-cell table:style-name="ce48" table:formula="of:=AVERAGE([.C219:.C228])" office:value-type="percentage" office:value="0.7844" calcext:value-type="percentage">
            <text:p>78,44%</text:p>
          </table:table-cell>
          <table:table-cell table:style-name="ce48"/>
          <table:table-cell table:style-name="ce48" table:formula="of:=AVERAGE([.E219:.E228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219:.H228])" office:value-type="percentage" office:value="0.22966" calcext:value-type="percentage">
            <text:p>22,97%</text:p>
          </table:table-cell>
          <table:table-cell table:style-name="ce48" table:formula="of:=AVERAGE([.I219:.I228])" office:value-type="percentage" office:value="0.22202" calcext:value-type="percentage">
            <text:p>22,20%</text:p>
          </table:table-cell>
          <table:table-cell table:style-name="ce48" table:formula="of:=AVERAGE([.J219:.J228])" office:value-type="percentage" office:value="0.23569" calcext:value-type="percentage">
            <text:p>23,57%</text:p>
          </table:table-cell>
          <table:table-cell table:style-name="ce48" table:formula="of:=AVERAGE([.K219:.K2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86" calcext:value-type="percentage">
            <text:p>7,86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1706" calcext:value-type="percentage">
            <text:p>17,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1321" calcext:value-type="percentage">
            <text:p>13,21%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125" calcext:value-type="percentage">
            <text:p>12,50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1588" calcext:value-type="percentage">
            <text:p>15,88%</text:p>
          </table:table-cell>
          <table:table-cell office:value-type="percentage" office:value="0.2235" calcext:value-type="percentage">
            <text:p>22,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554" calcext:value-type="percentage">
            <text:p>5,54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1412" calcext:value-type="percentage">
            <text:p>14,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572" calcext:value-type="percentage">
            <text:p>5,72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412" calcext:value-type="percentage">
            <text:p>4,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286" calcext:value-type="percentage">
            <text:p>2,86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529" calcext:value-type="percentage">
            <text:p>15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5" calcext:value-type="percentage">
            <text:p>7,50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06" calcext:value-type="percentage">
            <text:p>7,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11" calcext:value-type="percentage">
            <text:p>4,11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2471" calcext:value-type="percentage">
            <text:p>24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1125" calcext:value-type="percentage">
            <text:p>11,25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1529" calcext:value-type="percentage">
            <text:p>15,29%</text:p>
          </table:table-cell>
          <table:table-cell office:value-type="percentage" office:value="0.1294" calcext:value-type="percentage">
            <text:p>12,94%</text:p>
          </table:table-cell>
          <table:table-cell office:value-type="percentage" office:value="0.1647" calcext:value-type="percentage">
            <text:p>16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647" calcext:value-type="percentage">
            <text:p>16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429" calcext:value-type="percentage">
            <text:p>4,29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1412" calcext:value-type="percentage">
            <text:p>14,12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31:.B240])" office:value-type="percentage" office:value="0.09416" calcext:value-type="percentage">
            <text:p>9,42%</text:p>
          </table:table-cell>
          <table:table-cell table:style-name="ce48" table:formula="of:=AVERAGE([.C231:.C240])" office:value-type="percentage" office:value="0.05911" calcext:value-type="percentage">
            <text:p>5,91%</text:p>
          </table:table-cell>
          <table:table-cell table:style-name="ce48" table:formula="of:=AVERAGE([.D231:.D240])" office:value-type="percentage" office:value="0.0702" calcext:value-type="percentage">
            <text:p>7,02%</text:p>
          </table:table-cell>
          <table:table-cell table:style-name="ce48" table:formula="of:=AVERAGE([.E231:.E240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231:.H240])" office:value-type="percentage" office:value="0.24509" calcext:value-type="percentage">
            <text:p>24,51%</text:p>
          </table:table-cell>
          <table:table-cell table:style-name="ce48" table:formula="of:=AVERAGE([.I231:.I240])" office:value-type="percentage" office:value="0.11295" calcext:value-type="percentage">
            <text:p>11,30%</text:p>
          </table:table-cell>
          <table:table-cell table:style-name="ce48" table:formula="of:=AVERAGE([.J231:.J240])" office:value-type="percentage" office:value="0.15177" calcext:value-type="percentage">
            <text:p>15,18%</text:p>
          </table:table-cell>
          <table:table-cell table:style-name="ce48" table:formula="of:=AVERAGE([.K231:.K240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3" calcext:value-type="percentage">
            <text:p>13,0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office:value-type="percentage" office:value="0.6213" calcext:value-type="percentage">
            <text:p>62,1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5" calcext:value-type="percentage">
            <text:p>4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566" calcext:value-type="percentage">
            <text:p>56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office:value-type="percentage" office:value="0.646" calcext:value-type="percentage">
            <text:p>64,60%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438" calcext:value-type="percentage">
            <text:p>43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office:value-type="percentage" office:value="0.658" calcext:value-type="percentage">
            <text:p>65,80%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434" calcext:value-type="percentage">
            <text:p>43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2" calcext:value-type="percentage">
            <text:p>12,00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442" calcext:value-type="percentage">
            <text:p>44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833" calcext:value-type="percentage">
            <text:p>8,33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office:value-type="percentage" office:value="0.5987" calcext:value-type="percentage">
            <text:p>59,87%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462" calcext:value-type="percentage">
            <text:p>46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86" calcext:value-type="percentage">
            <text:p>48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767" calcext:value-type="percentage">
            <text:p>17,67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628" calcext:value-type="percentage">
            <text:p>62,80%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0.474" calcext:value-type="percentage">
            <text:p>47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6393" calcext:value-type="percentage">
            <text:p>63,93%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53" calcext:value-type="percentage">
            <text:p>53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633" calcext:value-type="percentage">
            <text:p>6,33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office:value-type="percentage" office:value="0.6607" calcext:value-type="percentage">
            <text:p>66,07%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48" calcext:value-type="percentage">
            <text:p>48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44:.B253])" office:value-type="percentage" office:value="0.22456" calcext:value-type="percentage">
            <text:p>22,46%</text:p>
          </table:table-cell>
          <table:table-cell table:style-name="ce48" table:formula="of:=AVERAGE([.C244:.C253])" office:value-type="percentage" office:value="0.07333" calcext:value-type="percentage">
            <text:p>7,33%</text:p>
          </table:table-cell>
          <table:table-cell table:style-name="ce48" table:formula="of:=AVERAGE([.D244:.D253])" office:value-type="percentage" office:value="0.11133" calcext:value-type="percentage">
            <text:p>11,13%</text:p>
          </table:table-cell>
          <table:table-cell table:style-name="ce48" table:formula="of:=AVERAGE([.E244:.E2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244:.H253])" office:value-type="percentage" office:value="0.64693" calcext:value-type="percentage">
            <text:p>64,69%</text:p>
          </table:table-cell>
          <table:table-cell table:style-name="ce48" table:formula="of:=AVERAGE([.I244:.I253])" office:value-type="percentage" office:value="0.4862" calcext:value-type="percentage">
            <text:p>48,62%</text:p>
          </table:table-cell>
          <table:table-cell table:style-name="ce48" table:formula="of:=AVERAGE([.J244:.J253])" office:value-type="percentage" office:value="0.4762" calcext:value-type="percentage">
            <text:p>47,62%</text:p>
          </table:table-cell>
          <table:table-cell table:style-name="ce48" table:formula="of:=AVERAGE([.K244:.K25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102" calcext:value-type="percentage">
            <text:p>10,20%</text:p>
          </table:table-cell>
          <table:table-cell table:number-columns-repeated="2"/>
          <table:table-cell office:value-type="string" calcext:value-type="string">
            <text:p>zonf_s_1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18" calcext:value-type="percentage">
            <text:p>1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2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12" calcext:value-type="percentage">
            <text:p>12,00%</text:p>
          </table:table-cell>
          <table:table-cell table:number-columns-repeated="2"/>
          <table:table-cell office:value-type="string" calcext:value-type="string">
            <text:p>zonf_s_2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32" calcext:value-type="percentage">
            <text:p>3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236" calcext:value-type="percentage">
            <text:p>23,60%</text:p>
          </table:table-cell>
          <table:table-cell office:value-type="percentage" office:value="0.054" calcext:value-type="percentage">
            <text:p>5,40%</text:p>
          </table:table-cell>
          <table:table-cell office:value-type="percentage" office:value="0.088" calcext:value-type="percentage">
            <text:p>8,80%</text:p>
          </table:table-cell>
          <table:table-cell table:number-columns-repeated="2"/>
          <table:table-cell office:value-type="string" calcext:value-type="string">
            <text:p>zonf_s_3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74" calcext:value-type="percentage">
            <text:p>7,40%</text:p>
          </table:table-cell>
          <table:table-cell table:number-columns-repeated="2"/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.006" calcext:value-type="percentage">
            <text:p>0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118" calcext:value-type="percentage">
            <text:p>11,80%</text:p>
          </table:table-cell>
          <table:table-cell table:number-columns-repeated="2"/>
          <table:table-cell office:value-type="string" calcext:value-type="string">
            <text:p>zo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1" calcext:value-type="percentage">
            <text:p>1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112" calcext:value-type="percentage">
            <text:p>11,20%</text:p>
          </table:table-cell>
          <table:table-cell table:number-columns-repeated="2"/>
          <table:table-cell office:value-type="string" calcext:value-type="string">
            <text:p>zonf_s_6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42" calcext:value-type="percentage">
            <text:p>4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2153" calcext:value-type="percentage">
            <text:p>21,53%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144" calcext:value-type="percentage">
            <text:p>14,40%</text:p>
          </table:table-cell>
          <table:table-cell table:number-columns-repeated="2"/>
          <table:table-cell office:value-type="string" calcext:value-type="string">
            <text:p>zo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8</text:p>
          </table:table-cell>
          <table:table-cell office:value-type="percentage" office:value="0.2207" calcext:value-type="percentage">
            <text:p>22,07%</text:p>
          </table:table-cell>
          <table:table-cell office:value-type="percentage" office:value="0.126" calcext:value-type="percentage">
            <text:p>12,60%</text:p>
          </table:table-cell>
          <table:table-cell office:value-type="percentage" office:value="0.106" calcext:value-type="percentage">
            <text:p>10,60%</text:p>
          </table:table-cell>
          <table:table-cell table:number-columns-repeated="2"/>
          <table:table-cell office:value-type="string" calcext:value-type="string">
            <text:p>zonf_s_8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38" calcext:value-type="percentage">
            <text:p>3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zonf_s_9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8" calcext:value-type="percentage">
            <text:p>1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10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82" calcext:value-type="percentage">
            <text:p>8,20%</text:p>
          </table:table-cell>
          <table:table-cell table:number-columns-repeated="2"/>
          <table:table-cell office:value-type="string" calcext:value-type="string">
            <text:p>zonf_s_10</text:p>
          </table:table-cell>
          <table:table-cell office:value-type="percentage" office:value="0.0173" calcext:value-type="percentage">
            <text:p>1,73%</text:p>
          </table:table-cell>
          <table:table-cell table:number-columns-repeated="2" office:value-type="percentage" office:value="0.01" calcext:value-type="percentage">
            <text:p>1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56:.B265])" office:value-type="percentage" office:value="0.22341" calcext:value-type="percentage">
            <text:p>22,34%</text:p>
          </table:table-cell>
          <table:table-cell table:style-name="ce48" table:formula="of:=AVERAGE([.C256:.C265])" office:value-type="percentage" office:value="0.071" calcext:value-type="percentage">
            <text:p>7,10%</text:p>
          </table:table-cell>
          <table:table-cell table:style-name="ce48" table:formula="of:=AVERAGE([.D256:.D265])" office:value-type="percentage" office:value="0.1046" calcext:value-type="percentage">
            <text:p>10,46%</text:p>
          </table:table-cell>
          <table:table-cell table:style-name="ce48" table:formula="of:=AVERAGE([.E256:.E265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256:.H265])" office:value-type="percentage" office:value="0.03427" calcext:value-type="percentage">
            <text:p>3,43%</text:p>
          </table:table-cell>
          <table:table-cell table:style-name="ce48" table:formula="of:=AVERAGE([.I256:.I265])" office:value-type="percentage" office:value="0.021" calcext:value-type="percentage">
            <text:p>2,10%</text:p>
          </table:table-cell>
          <table:table-cell table:style-name="ce48" table:formula="of:=AVERAGE([.J256:.J265])" office:value-type="percentage" office:value="0.0214" calcext:value-type="percentage">
            <text:p>2,14%</text:p>
          </table:table-cell>
          <table:table-cell table:style-name="ce48" table:formula="of:=AVERAGE([.K256:.K26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NNC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 table:number-columns-repeated="5"/>
          <table:table-cell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433" calcext:value-type="percentage">
            <text:p>14,33%</text:p>
          </table:table-cell>
          <table:table-cell table:number-columns-repeated="2" office:value-type="percentage" office:value="0.13" calcext:value-type="percentage">
            <text:p>13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08" calcext:value-type="percentage">
            <text:p>8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3" calcext:value-type="percentage">
            <text:p>23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" calcext:value-type="percentage">
            <text:p>0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 office:value-type="percentage" office:value="0.16" calcext:value-type="percentage">
            <text:p>16,00%</text:p>
          </table:table-cell>
          <table:table-cell table:number-columns-repeated="8"/>
        </table:table-row>
        <table:table-row table:style-name="ro2">
          <table:table-cell table:style-name="ce48"/>
          <table:table-cell table:style-name="ce48" table:formula="of:=AVERAGE([.B268:.B277])" office:value-type="percentage" office:value="0.081" calcext:value-type="percentage">
            <text:p>8,10%</text:p>
          </table:table-cell>
          <table:table-cell table:style-name="ce48" table:formula="of:=AVERAGE([.C268:.C277])" office:value-type="percentage" office:value="0.141" calcext:value-type="percentage">
            <text:p>14,10%</text:p>
          </table:table-cell>
          <table:table-cell table:style-name="ce48" table:formula="of:=AVERAGE([.D268:.D277])" office:value-type="percentage" office:value="0.12" calcext:value-type="percentage">
            <text:p>12,00%</text:p>
          </table:table-cell>
          <table:table-cell table:style-name="ce48" table:formula="of:=AVERAGE([.E268:.E277])" office:value-type="string" office:string-value="" calcext:value-type="error">
            <text:p>#DIV/0!</text:p>
          </table:table-cell>
          <table:table-cell/>
          <table:table-cell table:style-name="ce48" table:number-columns-repeated="5"/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ce10"/>
          <table:table-cell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81:.B290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281:.H29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 table:number-rows-repeated="2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95:.B304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295:.H30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08:.B317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08:.H317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21:.B330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21:.H33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34:.B343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34:.H343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47:.B356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47:.H356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60:.B369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60:.H369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73:.B382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73:.H382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86:.B395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86:.H39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99:.B408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99:.H408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12:.B421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412:.H421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VE_1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2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3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4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5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6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7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8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9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10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25:.B434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number-columns-repeated="3"/>
          <table:table-cell table:style-name="Default" table:number-columns-repeated="2"/>
        </table:table-row>
      </table:table>
      <table:table table:name="NEURAL_AVERAGES" table:style-name="ta1">
        <table:table-column table:style-name="co7" table:default-cell-style-name="Default"/>
        <table:table-column table:style-name="co2" table:number-columns-repeated="3" table:default-cell-style-name="ce10"/>
        <table:table-column table:style-name="co8" table:default-cell-style-name="ce10"/>
        <table:table-column table:style-name="co9" table:default-cell-style-name="ce10"/>
        <table:table-column table:style-name="co2" table:number-columns-repeated="2" table:default-cell-style-name="ce10"/>
        <table:table-column table:style-name="co10" table:default-cell-style-name="ce10"/>
        <table:table-column table:style-name="co2" table:number-columns-repeated="16375" table:default-cell-style-name="Default"/>
        <table:table-row table:style-name="ro2">
          <table:table-cell/>
          <table:table-cell table:style-name="ce8" office:value-type="string" calcext:value-type="string" table:number-columns-spanned="8" table:number-rows-spanned="1">
            <text:p>CLASSIFICATION DATASETS</text:p>
          </table:table-cell>
          <table:covered-table-cell table:number-columns-repeated="7" table:style-name="Default"/>
          <table:table-cell table:number-columns-repeated="16375"/>
        </table:table-row>
        <table:table-row table:style-name="ro1">
          <table:table-cell table:style-name="ce17" office:value-type="string" calcext:value-type="string">
            <text:p>DATASET</text:p>
          </table:table-cell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BFGS</text:p>
          </table:table-cell>
          <table:table-cell table:style-name="ce17" office:value-type="string" calcext:value-type="string">
            <text:p>GENETIC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NNC SIMAN</text:p>
          </table:table-cell>
          <table:table-cell table:style-name="ce20" table:number-columns-repeated="16377"/>
        </table:table-row>
        <table:table-row table:style-name="ro3">
          <table:table-cell office:value-type="string" calcext:value-type="string">
            <text:p>Appendicitis</text:p>
          </table:table-cell>
          <table:table-cell office:value-type="percentage" office:value="0.1273" calcext:value-type="percentage">
            <text:p>12,7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54" calcext:value-type="percentage">
            <text:p>15,40%</text:p>
          </table:table-cell>
          <table:table-cell office:value-type="percentage" office:value="0.162" calcext:value-type="percentage">
            <text:p>16,2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346" calcext:value-type="percentage">
            <text:p>33,46%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367" calcext:value-type="percentage">
            <text:p>36,70%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454" calcext:value-type="percentage">
            <text:p>14,54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91" calcext:value-type="percentage">
            <text:p>8,91%</text:p>
          </table:table-cell>
          <table:table-cell office:value-type="percentage" office:value="0.1652" calcext:value-type="percentage">
            <text:p>16,52%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105" calcext:value-type="percentage">
            <text:p>10,5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3534" calcext:value-type="percentage">
            <text:p>35,34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3536" calcext:value-type="percentage">
            <text:p>35,3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ircular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122" calcext:value-type="percentage">
            <text:p>11,2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502" calcext:value-type="percentage">
            <text:p>65,02%</text:p>
          </table:table-cell>
          <table:table-cell office:value-type="percentage" office:value="0.742" calcext:value-type="percentage">
            <text:p>74,20%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673" calcext:value-type="percentage">
            <text:p>46,7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6209" calcext:value-type="percentage">
            <text:p>62,09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3663" calcext:value-type="percentage">
            <text:p>36,63%</text:p>
          </table:table-cell>
          <table:table-cell office:value-type="percentage" office:value="0.294" calcext:value-type="percentage">
            <text:p>29,4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Ecoli</text:p>
          </table:table-cell>
          <table:table-cell office:value-type="percentage" office:value="0.5899" calcext:value-type="percentage">
            <text:p>58,99%</text:p>
          </table:table-cell>
          <table:table-cell office:value-type="percentage" office:value="0.7015" calcext:value-type="percentage">
            <text:p>70,15%</text:p>
          </table:table-cell>
          <table:table-cell office:value-type="percentage" office:value="0.5581" calcext:value-type="percentage">
            <text:p>55,81%</text:p>
          </table:table-cell>
          <table:table-cell office:value-type="percentage" office:value="0.5555" calcext:value-type="percentage">
            <text:p>55,55%</text:p>
          </table:table-cell>
          <table:table-cell office:value-type="percentage" office:value="0.4745" calcext:value-type="percentage">
            <text:p>47,45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Fert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77" calcext:value-type="percentage">
            <text:p>16,77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146" calcext:value-type="percentage">
            <text:p>14,6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8616" calcext:value-type="percentage">
            <text:p>86,16%</text:p>
          </table:table-cell>
          <table:table-cell office:value-type="percentage" office:value="0.5382" calcext:value-type="percentage">
            <text:p>53,82%</text:p>
          </table:table-cell>
          <table:table-cell table:number-columns-repeated="2" office:value-type="percentage" office:value="0.5629" calcext:value-type="percentage">
            <text:p>56,2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aberman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2748" calcext:value-type="percentage">
            <text:p>27,48%</text:p>
          </table:table-cell>
          <table:table-cell office:value-type="percentage" office:value="0.276" calcext:value-type="percentage">
            <text:p>27,60%</text:p>
          </table:table-cell>
          <table:table-cell office:value-type="percentage" office:value="0.2537" calcext:value-type="percentage">
            <text:p>25,3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008" calcext:value-type="percentage">
            <text:p>60,08%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808" calcext:value-type="percentage">
            <text:p>38,0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2805" calcext:value-type="percentage">
            <text:p>28,05%</text:p>
          </table:table-cell>
          <table:table-cell office:value-type="percentage" office:value="0.2241" calcext:value-type="percentage">
            <text:p>22,41%</text:p>
          </table:table-cell>
          <table:table-cell office:value-type="percentage" office:value="0.1904" calcext:value-type="percentage">
            <text:p>19,04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eartAttack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215" calcext:value-type="percentage">
            <text:p>21,5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orse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642" calcext:value-type="percentage">
            <text:p>46,42%</text:p>
          </table:table-cell>
          <table:table-cell office:value-type="percentage" office:value="0.4181" calcext:value-type="percentage">
            <text:p>41,81%</text:p>
          </table:table-cell>
          <table:table-cell office:value-type="percentage" office:value="0.4556" calcext:value-type="percentage">
            <text:p>45,5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379" calcext:value-type="percentage">
            <text:p>3,7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165" calcext:value-type="percentage">
            <text:p>11,65%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009" calcext:value-type="percentage">
            <text:p>10,0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4155" calcext:value-type="percentage">
            <text:p>41,55%</text:p>
          </table:table-cell>
          <table:table-cell office:value-type="percentage" office:value="0.3584" calcext:value-type="percentage">
            <text:p>35,84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33" calcext:value-type="percentage">
            <text:p>33,0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2664" calcext:value-type="percentage">
            <text:p>26,64%</text:p>
          </table:table-cell>
          <table:table-cell office:value-type="percentage" office:value="0.2493" calcext:value-type="percentage">
            <text:p>24,93%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2786" calcext:value-type="percentage">
            <text:p>27,8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2112" calcext:value-type="percentage">
            <text:p>21,12%</text:p>
          </table:table-cell>
          <table:table-cell office:value-type="percentage" office:value="0.3347" calcext:value-type="percentage">
            <text:p>33,4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1707" calcext:value-type="percentage">
            <text:p>17,0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1532" calcext:value-type="percentage">
            <text:p>15,32%</text:p>
          </table:table-cell>
          <table:table-cell office:value-type="percentage" office:value="0.1263" calcext:value-type="percentage">
            <text:p>12,6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3632" calcext:value-type="percentage">
            <text:p>36,32%</text:p>
          </table:table-cell>
          <table:table-cell office:value-type="percentage" office:value="0.3424" calcext:value-type="percentage">
            <text:p>34,24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641" calcext:value-type="percentage">
            <text:p>26,41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606" calcext:value-type="percentage">
            <text:p>6,06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746" calcext:value-type="percentage">
            <text:p>7,4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81" calcext:value-type="percentage">
            <text:p>32,81%</text:p>
          </table:table-cell>
          <table:table-cell office:value-type="percentage" office:value="0.2723" calcext:value-type="percentage">
            <text:p>27,23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55" calcext:value-type="percentage">
            <text:p>35,55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07" calcext:value-type="percentage">
            <text:p>30,7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5973" calcext:value-type="percentage">
            <text:p>59,73%</text:p>
          </table:table-cell>
          <table:table-cell office:value-type="percentage" office:value="0.6874" calcext:value-type="percentage">
            <text:p>68,74%</text:p>
          </table:table-cell>
          <table:table-cell office:value-type="percentage" office:value="0.4786" calcext:value-type="percentage">
            <text:p>47,86%</text:p>
          </table:table-cell>
          <table:table-cell office:value-type="percentage" office:value="0.6024" calcext:value-type="percentage">
            <text:p>60,24%</text:p>
          </table:table-cell>
          <table:table-cell office:value-type="percentage" office:value="0.5371" calcext:value-type="percentage">
            <text:p>53,71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477" calcext:value-type="percentage">
            <text:p>24,77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pambase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0917" calcext:value-type="percentage">
            <text:p>9,1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742" calcext:value-type="percentage">
            <text:p>47,42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4594" calcext:value-type="percentage">
            <text:p>45,94%</text:p>
          </table:table-cell>
          <table:table-cell office:value-type="percentage" office:value="0.4689" calcext:value-type="percentage">
            <text:p>46,8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tudent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535" calcext:value-type="percentage">
            <text:p>5,35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fusion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569" calcext:value-type="percentage">
            <text:p>25,69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2357" calcext:value-type="percentage">
            <text:p>23,5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3163" calcext:value-type="percentage">
            <text:p>31,63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591" calcext:value-type="percentage">
            <text:p>5,91%</text:p>
          </table:table-cell>
          <table:table-cell office:value-type="percentage" office:value="0.0702" calcext:value-type="percentage">
            <text:p>7,0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5969" calcext:value-type="percentage">
            <text:p>59,69%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1518" calcext:value-type="percentage">
            <text:p>15,1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_O_N_F_S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7694" calcext:value-type="percentage">
            <text:p>76,94%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2234" calcext:value-type="percentage">
            <text:p>22,34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1046" calcext:value-type="percentage">
            <text:p>10,4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0343" calcext:value-type="percentage">
            <text:p>3,43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214" calcext:value-type="percentage">
            <text:p>2,14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577" calcext:value-type="percentage">
            <text:p>25,77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2" calcext:value-type="percentage">
            <text:p>12,00%</text:p>
          </table:table-cell>
          <table:table-cell table:number-columns-repeated="16378"/>
        </table:table-row>
        <table:table-row table:style-name="ro1">
          <table:table-cell table:style-name="ce17"/>
          <table:table-cell table:style-name="ce19" table:formula="of:=AVERAGE([.B3:.B40])" office:value-type="percentage" office:value="0.294126315789474" calcext:value-type="percentage">
            <text:p>29,41%</text:p>
          </table:table-cell>
          <table:table-cell table:style-name="ce19" table:formula="of:=AVERAGE([.C3:.C40])" office:value-type="percentage" office:value="0.355407894736842" calcext:value-type="percentage">
            <text:p>35,54%</text:p>
          </table:table-cell>
          <table:table-cell table:style-name="ce19" table:formula="of:=AVERAGE([.D3:.D40])" office:value-type="percentage" office:value="0.271855263157895" calcext:value-type="percentage">
            <text:p>27,19%</text:p>
          </table:table-cell>
          <table:table-cell table:style-name="ce19" table:formula="of:=AVERAGE([.E3:.E40])" office:value-type="percentage" office:value="0.238760526315789" calcext:value-type="percentage">
            <text:p>23,88%</text:p>
          </table:table-cell>
          <table:table-cell table:style-name="ce19" table:formula="of:=AVERAGE([.F3:.F40])" office:value-type="percentage" office:value="0.236692105263158" calcext:value-type="percentage">
            <text:p>23,67%</text:p>
          </table:table-cell>
          <table:table-cell table:style-name="ce19" table:formula="of:=AVERAGE([.G3:.G40])" office:value-type="percentage" office:value="0.137666666666667" calcext:value-type="percentage">
            <text:p>13,77%</text:p>
          </table:table-cell>
          <table:table-cell table:style-name="ce19" table:number-columns-repeated="2"/>
          <table:table-cell table:style-name="ce17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09:44:07.40951459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4-01-21T18:09:04.345719973</dc:date>
    <meta:editing-duration>P63DT3H2M1S</meta:editing-duration>
    <meta:editing-cycles>5573</meta:editing-cycles>
    <meta:generator>LibreOffice/24.2.0.2$Linux_X86_64 LibreOffice_project/420$Build-2</meta:generator>
    <meta:document-statistic meta:table-count="2" meta:cell-count="2541" meta:object-count="0"/>
  </office:meta>
</office:document-meta>
</file>